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style:font-name="Times New Roman"/>
    </style:style>
    <style:style style:name="P3" style:family="paragraph" style:parent-style-name="Text_20_body">
      <style:paragraph-properties fo:text-align="justify" style:justify-single-word="false"/>
      <style:text-properties style:font-name="Times New Roman"/>
    </style:style>
    <style:style style:name="P4" style:family="paragraph" style:parent-style-name="Standard">
      <style:paragraph-properties fo:text-align="justify" style:justify-single-word="false"/>
      <style:text-properties style:font-name="Times New Roman" style:text-underline-style="none" fo:font-weight="normal" style:font-weight-asian="normal" style:font-weight-complex="normal"/>
    </style:style>
    <style:style style:name="P5" style:family="paragraph" style:parent-style-name="Footer">
      <style:text-properties fo:font-size="10pt" style:font-size-asian="10pt" style:font-size-complex="10pt"/>
    </style:style>
    <style:style style:name="P6" style:family="paragraph" style:parent-style-name="Text_20_body">
      <style:paragraph-properties fo:margin-left="0.053cm" fo:margin-right="0cm" fo:text-indent="0cm" style:auto-text-indent="false"/>
    </style:style>
    <style:style style:name="P7" style:family="paragraph" style:parent-style-name="Heading">
      <style:paragraph-properties fo:margin-left="0.053cm" fo:margin-right="0cm" fo:text-indent="0cm" style:auto-text-indent="false"/>
    </style:style>
    <style:style style:name="P8" style:family="paragraph" style:parent-style-name="Standard">
      <style:paragraph-properties fo:text-align="justify" style:justify-single-word="false"/>
    </style:style>
    <style:style style:name="P9" style:family="paragraph" style:parent-style-name="Standard">
      <style:paragraph-properties fo:text-align="justify" style:justify-single-word="false"/>
      <style:text-properties style:font-name="Times New Roman"/>
    </style:style>
    <style:style style:name="P10" style:family="paragraph" style:parent-style-name="Standard">
      <style:paragraph-properties fo:text-align="justify" style:justify-single-word="false"/>
      <style:text-properties style:font-name="Times New Roman" style:text-underline-style="none" fo:font-weight="normal" style:font-weight-asian="normal" style:font-weight-complex="normal"/>
    </style:style>
    <style:style style:name="P11" style:family="paragraph" style:parent-style-name="Standard">
      <style:paragraph-properties fo:text-align="justify" style:justify-single-word="false"/>
      <style:text-properties style:font-name="Times New Roman" fo:font-weight="bold" style:font-weight-asian="bold" style:font-weight-complex="bold"/>
    </style:style>
    <style:style style:name="P12" style:family="paragraph" style:parent-style-name="Standard">
      <style:paragraph-properties fo:text-align="justify" style:justify-single-word="false"/>
      <style:text-properties style:font-name="Arial" style:font-name-asian="Microsoft YaHei" style:font-name-complex="Mangal"/>
    </style:style>
    <style:style style:name="P13" style:family="paragraph" style:parent-style-name="Standard">
      <style:paragraph-properties fo:text-align="justify" style:justify-single-word="false"/>
      <style:text-properties fo:font-weight="bold" style:font-weight-asian="bold" style:font-weight-complex="bold"/>
    </style:style>
    <style:style style:name="P14" style:family="paragraph" style:parent-style-name="Text_20_body">
      <style:paragraph-properties fo:text-align="justify" style:justify-single-word="false"/>
      <style:text-properties style:font-name="Times New Roman"/>
    </style:style>
    <style:style style:name="P15" style:family="paragraph" style:parent-style-name="Text_20_body">
      <style:paragraph-properties fo:text-align="justify" style:justify-single-word="false"/>
    </style:style>
    <style:style style:name="P16" style:family="paragraph" style:parent-style-name="Contents_20_1">
      <style:paragraph-properties>
        <style:tab-stops>
          <style:tab-stop style:position="17cm" style:type="right" style:leader-style="dotted" style:leader-text="."/>
        </style:tab-stops>
      </style:paragraph-properties>
    </style:style>
    <style:style style:name="P17" style:family="paragraph" style:parent-style-name="Contents_20_2">
      <style:paragraph-properties>
        <style:tab-stops>
          <style:tab-stop style:position="16.501cm" style:type="right" style:leader-style="dotted" style:leader-text="."/>
        </style:tab-stops>
      </style:paragraph-properties>
    </style:style>
    <style:style style:name="P18" style:family="paragraph" style:parent-style-name="Contents_20_3">
      <style:paragraph-properties>
        <style:tab-stops>
          <style:tab-stop style:position="16.002cm" style:type="right" style:leader-style="dotted" style:leader-text="."/>
        </style:tab-stops>
      </style:paragraph-properties>
    </style:style>
    <style:style style:name="P19" style:family="paragraph" style:parent-style-name="Contents_20_4">
      <style:paragraph-properties>
        <style:tab-stops>
          <style:tab-stop style:position="15.503cm" style:type="right" style:leader-style="dotted" style:leader-text="."/>
        </style:tab-stops>
      </style:paragraph-properties>
    </style:style>
    <style:style style:name="P20" style:family="paragraph" style:parent-style-name="Standard">
      <style:paragraph-properties fo:text-align="justify" style:justify-single-word="false"/>
      <style:text-properties style:font-name="Times New Roman"/>
    </style:style>
    <style:style style:name="P21" style:family="paragraph" style:parent-style-name="Standard" style:list-style-name="L1">
      <style:paragraph-properties fo:text-align="justify" style:justify-single-word="false"/>
      <style:text-properties style:font-name="Times New Roman"/>
    </style:style>
    <style:style style:name="P22" style:family="paragraph" style:parent-style-name="Standard" style:list-style-name="L5">
      <style:paragraph-properties fo:text-align="justify" style:justify-single-word="false"/>
      <style:text-properties style:font-name="Times New Roman"/>
    </style:style>
    <style:style style:name="P23" style:family="paragraph" style:parent-style-name="Standard" style:list-style-name="L6">
      <style:paragraph-properties fo:text-align="justify" style:justify-single-word="false"/>
      <style:text-properties style:font-name="Times New Roman"/>
    </style:style>
    <style:style style:name="P24" style:family="paragraph" style:parent-style-name="Standard" style:list-style-name="L7">
      <style:paragraph-properties fo:text-align="justify" style:justify-single-word="false"/>
      <style:text-properties style:font-name="Times New Roman"/>
    </style:style>
    <style:style style:name="P25" style:family="paragraph" style:parent-style-name="Standard" style:list-style-name="L8">
      <style:paragraph-properties fo:text-align="justify" style:justify-single-word="false"/>
      <style:text-properties style:font-name="Times New Roman"/>
    </style:style>
    <style:style style:name="P26" style:family="paragraph" style:parent-style-name="Standard" style:list-style-name="L9">
      <style:paragraph-properties fo:text-align="justify" style:justify-single-word="false"/>
      <style:text-properties style:font-name="Times New Roman"/>
    </style:style>
    <style:style style:name="P27" style:family="paragraph" style:parent-style-name="Standard" style:list-style-name="L12">
      <style:paragraph-properties fo:text-align="justify" style:justify-single-word="false"/>
      <style:text-properties style:font-name="Times New Roman"/>
    </style:style>
    <style:style style:name="P28" style:family="paragraph" style:parent-style-name="Standard" style:list-style-name="L15">
      <style:paragraph-properties fo:text-align="justify" style:justify-single-word="false"/>
      <style:text-properties style:font-name="Times New Roman"/>
    </style:style>
    <style:style style:name="P29" style:family="paragraph" style:parent-style-name="Standard" style:list-style-name="L16">
      <style:paragraph-properties fo:text-align="justify" style:justify-single-word="false"/>
      <style:text-properties style:font-name="Times New Roman"/>
    </style:style>
    <style:style style:name="P30" style:family="paragraph" style:parent-style-name="Standard" style:list-style-name="L18">
      <style:paragraph-properties fo:text-align="justify" style:justify-single-word="false"/>
      <style:text-properties style:font-name="Times New Roman"/>
    </style:style>
    <style:style style:name="P31" style:family="paragraph" style:parent-style-name="Standard" style:list-style-name="L19">
      <style:paragraph-properties fo:text-align="justify" style:justify-single-word="false"/>
      <style:text-properties style:font-name="Times New Roman"/>
    </style:style>
    <style:style style:name="P32" style:family="paragraph" style:parent-style-name="Standard" style:list-style-name="L21">
      <style:paragraph-properties fo:text-align="justify" style:justify-single-word="false"/>
      <style:text-properties style:font-name="Times New Roman"/>
    </style:style>
    <style:style style:name="P33" style:family="paragraph" style:parent-style-name="Standard" style:list-style-name="L22">
      <style:paragraph-properties fo:text-align="justify" style:justify-single-word="false"/>
      <style:text-properties style:font-name="Times New Roman"/>
    </style:style>
    <style:style style:name="P34" style:family="paragraph" style:parent-style-name="Standard" style:list-style-name="L23">
      <style:paragraph-properties fo:text-align="justify" style:justify-single-word="false"/>
      <style:text-properties style:font-name="Times New Roman"/>
    </style:style>
    <style:style style:name="P35" style:family="paragraph" style:parent-style-name="Standard" style:list-style-name="L24">
      <style:paragraph-properties fo:text-align="justify" style:justify-single-word="false"/>
      <style:text-properties style:font-name="Times New Roman"/>
    </style:style>
    <style:style style:name="P36" style:family="paragraph" style:parent-style-name="Standard" style:list-style-name="L25">
      <style:paragraph-properties fo:text-align="justify" style:justify-single-word="false"/>
      <style:text-properties style:font-name="Times New Roman"/>
    </style:style>
    <style:style style:name="P37" style:family="paragraph" style:parent-style-name="Standard" style:list-style-name="L26">
      <style:paragraph-properties fo:text-align="justify" style:justify-single-word="false"/>
      <style:text-properties style:font-name="Times New Roman"/>
    </style:style>
    <style:style style:name="P38" style:family="paragraph" style:parent-style-name="Standard" style:list-style-name="L27">
      <style:paragraph-properties fo:text-align="justify" style:justify-single-word="false"/>
      <style:text-properties style:font-name="Times New Roman"/>
    </style:style>
    <style:style style:name="P39" style:family="paragraph" style:parent-style-name="Standard" style:list-style-name="L28">
      <style:paragraph-properties fo:text-align="justify" style:justify-single-word="false"/>
      <style:text-properties style:font-name="Times New Roman"/>
    </style:style>
    <style:style style:name="P40" style:family="paragraph" style:parent-style-name="Standard">
      <style:paragraph-properties fo:text-align="justify" style:justify-single-word="false"/>
      <style:text-properties style:font-name="Times New Roman" style:text-underline-style="none" fo:font-weight="normal" style:font-weight-asian="normal" style:font-weight-complex="normal"/>
    </style:style>
    <style:style style:name="P41" style:family="paragraph" style:parent-style-name="Standard" style:list-style-name="L2">
      <style:paragraph-properties fo:text-align="justify" style:justify-single-word="false"/>
      <style:text-properties style:font-name="Times New Roman" style:text-underline-style="none" fo:font-weight="normal" style:font-weight-asian="normal" style:font-weight-complex="normal"/>
    </style:style>
    <style:style style:name="P42" style:family="paragraph" style:parent-style-name="Standard" style:list-style-name="L13">
      <style:paragraph-properties fo:text-align="justify" style:justify-single-word="false"/>
      <style:text-properties style:font-name="Times New Roman" style:text-underline-style="none" fo:font-weight="normal" style:font-weight-asian="normal" style:font-weight-complex="normal"/>
    </style:style>
    <style:style style:name="P43" style:family="paragraph" style:parent-style-name="Standard" style:list-style-name="L14">
      <style:paragraph-properties fo:text-align="justify" style:justify-single-word="false"/>
      <style:text-properties style:font-name="Times New Roman" style:text-underline-style="none" fo:font-weight="normal" style:font-weight-asian="normal" style:font-weight-complex="normal"/>
    </style:style>
    <style:style style:name="P44" style:family="paragraph" style:parent-style-name="Standard" style:list-style-name="L17">
      <style:paragraph-properties fo:text-align="justify" style:justify-single-word="false"/>
      <style:text-properties style:font-name="Times New Roman" fo:font-weight="normal" style:font-weight-asian="normal" style:font-weight-complex="normal"/>
    </style:style>
    <style:style style:name="P45" style:family="paragraph" style:parent-style-name="Standard">
      <style:paragraph-properties fo:text-align="justify" style:justify-single-word="false"/>
    </style:style>
    <style:style style:name="P46" style:family="paragraph" style:parent-style-name="Standard" style:list-style-name="L4">
      <style:paragraph-properties fo:text-align="justify" style:justify-single-word="false"/>
    </style:style>
    <style:style style:name="P47" style:family="paragraph" style:parent-style-name="Standard" style:list-style-name="L10">
      <style:paragraph-properties fo:text-align="justify" style:justify-single-word="false"/>
    </style:style>
    <style:style style:name="P48" style:family="paragraph" style:parent-style-name="Standard" style:list-style-name="L11">
      <style:paragraph-properties fo:text-align="justify" style:justify-single-word="false"/>
    </style:style>
    <style:style style:name="P49" style:family="paragraph" style:parent-style-name="Standard" style:list-style-name="L16">
      <style:paragraph-properties fo:text-align="justify" style:justify-single-word="false"/>
    </style:style>
    <style:style style:name="P50" style:family="paragraph" style:parent-style-name="Standard" style:list-style-name="L28">
      <style:paragraph-properties fo:text-align="justify" style:justify-single-word="false"/>
    </style:style>
    <style:style style:name="P51" style:family="paragraph" style:parent-style-name="Standard" style:list-style-name="L10">
      <style:paragraph-properties fo:text-align="justify" style:justify-single-word="false"/>
      <style:text-properties fo:font-weight="bold" style:font-weight-asian="bold" style:font-weight-complex="bold"/>
    </style:style>
    <style:style style:name="P52" style:family="paragraph" style:parent-style-name="Text_20_body" style:list-style-name="L20">
      <style:paragraph-properties fo:text-align="justify" style:justify-single-word="false"/>
    </style:style>
    <style:style style:name="P53" style:family="paragraph" style:parent-style-name="Text_20_body" style:list-style-name="L23">
      <style:paragraph-properties fo:text-align="justify" style:justify-single-word="false"/>
    </style:style>
    <style:style style:name="P54" style:family="paragraph" style:parent-style-name="Text_20_body" style:list-style-name="L25">
      <style:paragraph-properties fo:text-align="justify" style:justify-single-word="false"/>
    </style:style>
    <style:style style:name="P55" style:family="paragraph" style:parent-style-name="Text_20_body">
      <style:paragraph-properties fo:text-align="justify" style:justify-single-word="false"/>
      <style:text-properties style:font-name="Times New Roman"/>
    </style:style>
    <style:style style:name="P56" style:family="paragraph" style:parent-style-name="Heading_20_1">
      <style:paragraph-properties fo:text-align="justify" style:justify-single-word="false"/>
    </style:style>
    <style:style style:name="P57" style:family="paragraph" style:parent-style-name="Heading_20_1" style:list-style-name=""/>
    <style:style style:name="P58" style:family="paragraph" style:parent-style-name="Heading_20_1">
      <style:paragraph-properties fo:break-before="page"/>
    </style:style>
    <style:style style:name="P59" style:family="paragraph" style:parent-style-name="Heading_20_2">
      <style:paragraph-properties fo:text-align="justify" style:justify-single-word="false"/>
    </style:style>
    <style:style style:name="P60" style:family="paragraph" style:parent-style-name="Heading_20_2">
      <style:paragraph-properties fo:margin-top="0.423cm" fo:margin-bottom="0.212cm" fo:text-align="justify" style:justify-single-word="false" fo:keep-with-next="always"/>
      <style:text-properties style:font-name="Arial" fo:font-weight="bold" style:font-name-asian="Microsoft YaHei" style:font-weight-asian="bold" style:font-name-complex="Mangal" style:font-weight-complex="bold"/>
    </style:style>
    <style:style style:name="P61" style:family="paragraph" style:parent-style-name="Heading_20_2">
      <style:paragraph-properties fo:margin-top="0.423cm" fo:margin-bottom="0.212cm" fo:text-align="justify" style:justify-single-word="false" fo:keep-with-next="always"/>
      <style:text-properties style:font-name="Arial" style:font-name-asian="Microsoft YaHei" style:font-name-complex="Mangal"/>
    </style:style>
    <style:style style:name="P62" style:family="paragraph" style:parent-style-name="Heading_20_2">
      <style:paragraph-properties fo:margin-top="0.423cm" fo:margin-bottom="0.212cm" fo:text-align="justify" style:justify-single-word="false" fo:keep-with-next="always"/>
      <style:text-properties style:font-name="Arial" fo:font-style="italic" fo:font-weight="bold" style:font-name-asian="Microsoft YaHei" style:font-style-asian="italic" style:font-weight-asian="bold" style:font-name-complex="Mangal" style:font-style-complex="italic" style:font-weight-complex="bold"/>
    </style:style>
    <style:style style:name="P63" style:family="paragraph" style:parent-style-name="Heading_20_3">
      <style:paragraph-properties fo:text-align="justify" style:justify-single-word="false"/>
    </style:style>
    <style:style style:name="P64" style:family="paragraph" style:parent-style-name="Heading_20_4">
      <style:paragraph-properties fo:text-align="justify" style:justify-single-word="false"/>
    </style:style>
    <style:style style:name="T1" style:family="text"/>
    <style:style style:name="T2" style:family="text">
      <style:text-properties style:font-name-complex="Times New Roman"/>
    </style:style>
    <style:style style:name="T3" style:family="text">
      <style:text-properties style:font-name="Times New Roman"/>
    </style:style>
    <style:style style:name="T4" style:family="text">
      <style:text-properties style:font-name="Times New Roman" style:font-name-complex="Times New Roman"/>
    </style:style>
    <style:style style:name="T5" style:family="text">
      <style:text-properties style:font-name-complex="Times New Roman"/>
    </style:style>
    <style:style style:name="T6" style:family="text">
      <style:text-properties fo:font-weight="bold" style:font-weight-asian="bold" style:font-weight-complex="bold"/>
    </style:style>
    <style:style style:name="T7" style:family="text">
      <style:text-properties style:font-name="Arial"/>
    </style:style>
    <style:style style:name="T8" style:family="text">
      <style:text-properties style:text-underline-style="none" fo:font-weight="normal" style:font-weight-asian="normal" style:font-weight-complex="normal"/>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tracked-changes>
        <text:changed-region xml:id="ct338110368" text:id="ct338110368">
          <text:deletion>
            <office:change-info>
              <dc:creator>Auteur inconnu</dc:creator>
              <dc:date>2012-04-30T09:39:00</dc:date>
            </office:change-info>
            <text:p text:style-name="P1">étaient</text:p>
          </text:deletion>
        </text:changed-region>
        <text:changed-region xml:id="ct337963368" text:id="ct337963368">
          <text:insertion>
            <office:change-info>
              <dc:creator>Auteur inconnu</dc:creator>
              <dc:date>2012-04-30T09:39:00</dc:date>
            </office:change-info>
          </text:insertion>
        </text:changed-region>
        <text:changed-region xml:id="ct337948784" text:id="ct337948784">
          <text:insertion>
            <office:change-info>
              <dc:creator>Auteur inconnu</dc:creator>
              <dc:date>2012-04-30T09:40:00</dc:date>
            </office:change-info>
          </text:insertion>
        </text:changed-region>
        <text:changed-region xml:id="ct337914264" text:id="ct337914264">
          <text:deletion>
            <office:change-info>
              <dc:creator>Auteur inconnu</dc:creator>
              <dc:date>2012-04-30T09:40:00</dc:date>
            </office:change-info>
            <text:p text:style-name="P1">on</text:p>
          </text:deletion>
        </text:changed-region>
        <text:changed-region xml:id="ct337914368" text:id="ct337914368">
          <text:insertion>
            <office:change-info>
              <dc:creator>Auteur inconnu</dc:creator>
              <dc:date>2012-04-30T09:40:00</dc:date>
            </office:change-info>
          </text:insertion>
        </text:changed-region>
        <text:changed-region xml:id="ct337950616" text:id="ct337950616">
          <text:deletion>
            <office:change-info>
              <dc:creator>Auteur inconnu</dc:creator>
              <dc:date>2012-04-30T09:40:00</dc:date>
            </office:change-info>
            <text:p text:style-name="P1">eu </text:p>
          </text:deletion>
        </text:changed-region>
        <text:changed-region xml:id="ct337924080" text:id="ct337924080">
          <text:insertion>
            <office:change-info>
              <dc:creator>Auteur inconnu</dc:creator>
              <dc:date>2012-04-30T09:40:00</dc:date>
            </office:change-info>
          </text:insertion>
        </text:changed-region>
        <text:changed-region xml:id="ct337957768" text:id="ct337957768">
          <text:deletion>
            <office:change-info>
              <dc:creator>Auteur inconnu</dc:creator>
              <dc:date>2012-04-30T09:41:00</dc:date>
            </office:change-info>
            <text:p text:style-name="P1"><text:s/>sur le logiciel de plus en plus restrictive</text:p>
          </text:deletion>
        </text:changed-region>
        <text:changed-region xml:id="ct112114368" text:id="ct112114368">
          <text:insertion>
            <office:change-info>
              <dc:creator>Auteur inconnu</dc:creator>
              <dc:date>2012-04-30T09:41:00</dc:date>
            </office:change-info>
          </text:insertion>
        </text:changed-region>
        <text:changed-region xml:id="ct112117600" text:id="ct112117600">
          <text:deletion>
            <office:change-info>
              <dc:creator>Auteur inconnu</dc:creator>
              <dc:date>2012-04-30T09:41:00</dc:date>
            </office:change-info>
            <text:p text:style-name="P1">avec une attente de retour direct et non plus simplement en lien avec</text:p>
          </text:deletion>
        </text:changed-region>
        <text:changed-region xml:id="ct112082008" text:id="ct112082008">
          <text:insertion>
            <office:change-info>
              <dc:creator>Auteur inconnu</dc:creator>
              <dc:date>2012-04-30T09:42:00</dc:date>
            </office:change-info>
          </text:insertion>
        </text:changed-region>
        <text:changed-region xml:id="ct112087272" text:id="ct112087272">
          <text:deletion>
            <office:change-info>
              <dc:creator>Auteur inconnu</dc:creator>
              <dc:date>2012-04-30T09:42:00</dc:date>
            </office:change-info>
            <text:p text:style-name="P1">on pourrait se poser </text:p>
          </text:deletion>
        </text:changed-region>
        <text:changed-region xml:id="ct112095680" text:id="ct112095680">
          <text:insertion>
            <office:change-info>
              <dc:creator>Auteur inconnu</dc:creator>
              <dc:date>2012-04-30T09:42:00</dc:date>
            </office:change-info>
          </text:insertion>
        </text:changed-region>
        <text:changed-region xml:id="ct112097088" text:id="ct112097088">
          <text:insertion>
            <office:change-info>
              <dc:creator>Auteur inconnu</dc:creator>
              <dc:date>2012-04-30T09:43:00</dc:date>
            </office:change-info>
          </text:insertion>
        </text:changed-region>
        <text:changed-region xml:id="ct112105872" text:id="ct112105872">
          <text:insertion>
            <office:change-info>
              <dc:creator>Auteur inconnu</dc:creator>
              <dc:date>2012-04-30T09:43:00</dc:date>
            </office:change-info>
          </text:insertion>
        </text:changed-region>
        <text:changed-region xml:id="ct112097792" text:id="ct112097792">
          <text:deletion>
            <office:change-info>
              <dc:creator>Auteur inconnu</dc:creator>
              <dc:date>2012-04-30T09:43:00</dc:date>
            </office:change-info>
            <text:p text:style-name="P1">doit rester </text:p>
          </text:deletion>
        </text:changed-region>
        <text:changed-region xml:id="ct112098144" text:id="ct112098144">
          <text:insertion>
            <office:change-info>
              <dc:creator>Auteur inconnu</dc:creator>
              <dc:date>2012-04-30T09:43:00</dc:date>
            </office:change-info>
          </text:insertion>
        </text:changed-region>
        <text:changed-region xml:id="ct112096032" text:id="ct112096032">
          <text:deletion>
            <office:change-info>
              <dc:creator>Auteur inconnu</dc:creator>
              <dc:date>2012-04-30T09:43:00</dc:date>
            </office:change-info>
            <text:p text:style-name="P2"><text:span text:style-name="apple-style-span">ou non contaminant</text:span></text:p>
          </text:deletion>
        </text:changed-region>
        <text:changed-region xml:id="ct112095328" text:id="ct112095328">
          <text:insertion>
            <office:change-info>
              <dc:creator>Auteur inconnu</dc:creator>
              <dc:date>2012-04-30T09:43:00</dc:date>
            </office:change-info>
          </text:insertion>
        </text:changed-region>
        <text:changed-region xml:id="ct112102784" text:id="ct112102784">
          <text:deletion>
            <office:change-info>
              <dc:creator>Auteur inconnu</dc:creator>
              <dc:date>2012-04-30T09:43:00</dc:date>
            </office:change-info>
            <text:p text:style-name="P2"><text:span text:style-name="apple-style-span"><text:span text:style-name="T2">une</text:span></text:span></text:p>
          </text:deletion>
        </text:changed-region>
        <text:changed-region xml:id="ct112096384" text:id="ct112096384">
          <text:insertion>
            <office:change-info>
              <dc:creator>Auteur inconnu</dc:creator>
              <dc:date>2012-04-30T09:43:00</dc:date>
            </office:change-info>
          </text:insertion>
        </text:changed-region>
        <text:changed-region xml:id="ct112096736" text:id="ct112096736">
          <text:insertion>
            <office:change-info>
              <dc:creator>Auteur inconnu</dc:creator>
              <dc:date>2012-04-30T09:44:00</dc:date>
            </office:change-info>
          </text:insertion>
        </text:changed-region>
        <text:changed-region xml:id="ct112084960" text:id="ct112084960">
          <text:deletion>
            <office:change-info>
              <dc:creator>Auteur inconnu</dc:creator>
              <dc:date>2012-04-30T09:44:00</dc:date>
            </office:change-info>
            <text:p text:style-name="P2"><text:span text:style-name="apple-style-span"><text:span text:style-name="T2">de logiciel </text:span></text:span></text:p>
          </text:deletion>
        </text:changed-region>
        <text:changed-region xml:id="ct112100912" text:id="ct112100912">
          <text:deletion>
            <office:change-info>
              <dc:creator>Auteur inconnu</dc:creator>
              <dc:date>2012-04-30T09:44:00</dc:date>
            </office:change-info>
            <text:p text:style-name="P2"><text:span text:style-name="apple-style-span"><text:span text:style-name="T2">ne peut pas bénéficier de toutes les</text:span></text:span></text:p>
          </text:deletion>
        </text:changed-region>
        <text:changed-region xml:id="ct112072280" text:id="ct112072280">
          <text:insertion>
            <office:change-info>
              <dc:creator>Auteur inconnu</dc:creator>
              <dc:date>2012-04-30T09:44:00</dc:date>
            </office:change-info>
          </text:insertion>
        </text:changed-region>
        <text:changed-region xml:id="ct338020712" text:id="ct338020712">
          <text:insertion>
            <office:change-info>
              <dc:creator>Auteur inconnu</dc:creator>
              <dc:date>2012-04-30T09:44:00</dc:date>
            </office:change-info>
          </text:insertion>
        </text:changed-region>
        <text:changed-region xml:id="ct337949624" text:id="ct337949624">
          <text:insertion>
            <office:change-info>
              <dc:creator>Auteur inconnu</dc:creator>
              <dc:date>2012-04-30T09:44:00</dc:date>
            </office:change-info>
          </text:insertion>
        </text:changed-region>
        <text:changed-region xml:id="ct337764008" text:id="ct337764008">
          <text:deletion>
            <office:change-info>
              <dc:creator>Auteur inconnu</dc:creator>
              <dc:date>2012-04-30T09:44:00</dc:date>
            </office:change-info>
            <text:p text:style-name="P2">et</text:p>
          </text:deletion>
        </text:changed-region>
        <text:changed-region xml:id="ct337920752" text:id="ct337920752">
          <text:insertion>
            <office:change-info>
              <dc:creator>Auteur inconnu</dc:creator>
              <dc:date>2012-04-30T09:44:00</dc:date>
            </office:change-info>
          </text:insertion>
        </text:changed-region>
        <text:changed-region xml:id="ct337787640" text:id="ct337787640">
          <text:deletion>
            <office:change-info>
              <dc:creator>Auteur inconnu</dc:creator>
              <dc:date>2012-04-30T09:44:00</dc:date>
            </office:change-info>
            <text:p text:style-name="P2"><text:s/>d'</text:p>
          </text:deletion>
        </text:changed-region>
        <text:changed-region xml:id="ct337759656" text:id="ct337759656">
          <text:insertion>
            <office:change-info>
              <dc:creator>Auteur inconnu</dc:creator>
              <dc:date>2012-04-30T09:44:00</dc:date>
            </office:change-info>
          </text:insertion>
        </text:changed-region>
        <text:changed-region xml:id="ct112093088" text:id="ct112093088">
          <text:insertion>
            <office:change-info>
              <dc:creator>Auteur inconnu</dc:creator>
              <dc:date>2012-04-30T09:45:00</dc:date>
            </office:change-info>
          </text:insertion>
        </text:changed-region>
        <text:changed-region xml:id="ct112078136" text:id="ct112078136">
          <text:insertion>
            <office:change-info>
              <dc:creator>Auteur inconnu</dc:creator>
              <dc:date>2012-04-30T09:46:00</dc:date>
            </office:change-info>
          </text:insertion>
        </text:changed-region>
        <text:changed-region xml:id="ct337901720" text:id="ct337901720">
          <text:insertion>
            <office:change-info>
              <dc:creator>Auteur inconnu</dc:creator>
              <dc:date>2012-04-30T09:47:00</dc:date>
            </office:change-info>
          </text:insertion>
        </text:changed-region>
        <text:changed-region xml:id="ct337786576" text:id="ct337786576">
          <text:insertion>
            <office:change-info>
              <dc:creator>Auteur inconnu</dc:creator>
              <dc:date>2012-04-30T09:47:00</dc:date>
            </office:change-info>
          </text:insertion>
        </text:changed-region>
        <text:changed-region xml:id="ct337418736" text:id="ct337418736">
          <text:deletion>
            <office:change-info>
              <dc:creator>Auteur inconnu</dc:creator>
              <dc:date>2012-04-30T09:48:00</dc:date>
            </office:change-info>
            <text:p text:style-name="P2">a été sur</text:p>
          </text:deletion>
        </text:changed-region>
        <text:changed-region xml:id="ct337789216" text:id="ct337789216">
          <text:insertion>
            <office:change-info>
              <dc:creator>Auteur inconnu</dc:creator>
              <dc:date>2012-04-30T09:48:00</dc:date>
            </office:change-info>
          </text:insertion>
        </text:changed-region>
        <text:changed-region xml:id="ct337904040" text:id="ct337904040">
          <text:deletion>
            <office:change-info>
              <dc:creator>Auteur inconnu</dc:creator>
              <dc:date>2012-04-30T09:49:00</dc:date>
            </office:change-info>
            <text:p text:style-name="P2"><text:s/></text:p>
          </text:deletion>
        </text:changed-region>
        <text:changed-region xml:id="ct337838800" text:id="ct337838800">
          <text:insertion>
            <office:change-info>
              <dc:creator>Auteur inconnu</dc:creator>
              <dc:date>2012-04-30T09:48:00</dc:date>
            </office:change-info>
          </text:insertion>
        </text:changed-region>
        <text:changed-region xml:id="ct112077880" text:id="ct112077880">
          <text:deletion>
            <office:change-info>
              <dc:creator>Auteur inconnu</dc:creator>
              <dc:date>2012-04-30T09:49:00</dc:date>
            </office:change-info>
            <text:p text:style-name="P2">es droits sur le logiciel « libre » ne sont associés à aucune compensation financière</text:p>
          </text:deletion>
        </text:changed-region>
        <text:changed-region xml:id="ct337893016" text:id="ct337893016">
          <text:insertion>
            <office:change-info>
              <dc:creator>Auteur inconnu</dc:creator>
              <dc:date>2012-04-30T09:49:00</dc:date>
            </office:change-info>
          </text:insertion>
        </text:changed-region>
        <text:changed-region xml:id="ct337778768" text:id="ct337778768">
          <text:deletion>
            <office:change-info>
              <dc:creator>Auteur inconnu</dc:creator>
              <dc:date>2012-04-30T09:49:00</dc:date>
            </office:change-info>
            <text:p text:style-name="P2">oeuvre</text:p>
          </text:deletion>
        </text:changed-region>
        <text:changed-region xml:id="ct337907456" text:id="ct337907456">
          <text:insertion>
            <office:change-info>
              <dc:creator>Auteur inconnu</dc:creator>
              <dc:date>2012-04-30T09:49:00</dc:date>
            </office:change-info>
          </text:insertion>
        </text:changed-region>
        <text:changed-region xml:id="ct337770072" text:id="ct337770072">
          <text:deletion>
            <office:change-info>
              <dc:creator>Auteur inconnu</dc:creator>
              <dc:date>2012-04-30T09:49:00</dc:date>
            </office:change-info>
            <text:p text:style-name="P2">est</text:p>
          </text:deletion>
        </text:changed-region>
        <text:changed-region xml:id="ct112066696" text:id="ct112066696">
          <text:insertion>
            <office:change-info>
              <dc:creator>Auteur inconnu</dc:creator>
              <dc:date>2012-04-30T09:49:00</dc:date>
            </office:change-info>
          </text:insertion>
        </text:changed-region>
        <text:changed-region xml:id="ct337769152" text:id="ct337769152">
          <text:deletion>
            <office:change-info>
              <dc:creator>Auteur inconnu</dc:creator>
              <dc:date>2012-04-30T09:49:00</dc:date>
            </office:change-info>
            <text:p text:style-name="P2">d'être </text:p>
          </text:deletion>
        </text:changed-region>
        <text:changed-region xml:id="ct338110248" text:id="ct338110248">
          <text:deletion>
            <office:change-info>
              <dc:creator>Auteur inconnu</dc:creator>
              <dc:date>2012-04-30T09:49:00</dc:date>
            </office:change-info>
            <text:p text:style-name="P2">fonction </text:p>
          </text:deletion>
        </text:changed-region>
        <text:changed-region xml:id="ct337756904" text:id="ct337756904">
          <text:insertion>
            <office:change-info>
              <dc:creator>Auteur inconnu</dc:creator>
              <dc:date>2012-04-30T09:50:00</dc:date>
            </office:change-info>
          </text:insertion>
        </text:changed-region>
        <text:changed-region xml:id="ct337409664" text:id="ct337409664">
          <text:deletion>
            <office:change-info>
              <dc:creator>Auteur inconnu</dc:creator>
              <dc:date>2012-04-30T09:50:00</dc:date>
            </office:change-info>
            <text:p text:style-name="P2">On ne peut faire un portrait purement idyllique qui soit sincère. </text:p>
          </text:deletion>
        </text:changed-region>
        <text:changed-region xml:id="ct337790176" text:id="ct337790176">
          <text:insertion>
            <office:change-info>
              <dc:creator>Auteur inconnu</dc:creator>
              <dc:date>2012-04-30T09:50:00</dc:date>
            </office:change-info>
          </text:insertion>
        </text:changed-region>
        <text:changed-region xml:id="ct336978352" text:id="ct336978352">
          <text:deletion>
            <office:change-info>
              <dc:creator>Auteur inconnu</dc:creator>
              <dc:date>2012-04-30T09:50:00</dc:date>
            </office:change-info>
            <text:p text:style-name="P2">cette communauté </text:p>
          </text:deletion>
        </text:changed-region>
        <text:changed-region xml:id="ct336914168" text:id="ct336914168">
          <text:insertion>
            <office:change-info>
              <dc:creator>Auteur inconnu</dc:creator>
              <dc:date>2012-04-30T09:51:00</dc:date>
            </office:change-info>
          </text:insertion>
        </text:changed-region>
        <text:changed-region xml:id="ct337306128" text:id="ct337306128">
          <text:insertion>
            <office:change-info>
              <dc:creator>Auteur inconnu</dc:creator>
              <dc:date>2012-04-30T09:50:00</dc:date>
            </office:change-info>
          </text:insertion>
        </text:changed-region>
        <text:changed-region xml:id="ct117483648" text:id="ct117483648">
          <text:deletion>
            <office:change-info>
              <dc:creator>Auteur inconnu</dc:creator>
              <dc:date>2012-04-30T09:51:00</dc:date>
            </office:change-info>
            <text:p text:style-name="P2">ne sont pas une absence de </text:p>
          </text:deletion>
        </text:changed-region>
        <text:changed-region xml:id="ct337359624" text:id="ct337359624">
          <text:insertion>
            <office:change-info>
              <dc:creator>Auteur inconnu</dc:creator>
              <dc:date>2012-04-30T09:51:00</dc:date>
            </office:change-info>
          </text:insertion>
        </text:changed-region>
        <text:changed-region xml:id="ct337844480" text:id="ct337844480">
          <text:deletion>
            <office:change-info>
              <dc:creator>Auteur inconnu</dc:creator>
              <dc:date>2012-04-30T09:51:00</dc:date>
            </office:change-info>
            <text:p text:style-name="P2">mais une autre forme de droit, il </text:p>
          </text:deletion>
        </text:changed-region>
        <text:changed-region xml:id="ct337781392" text:id="ct337781392">
          <text:deletion>
            <office:change-info>
              <dc:creator>Auteur inconnu</dc:creator>
              <dc:date>2012-04-30T09:51:00</dc:date>
            </office:change-info>
            <text:p text:style-name="P2">les </text:p>
          </text:deletion>
        </text:changed-region>
        <text:changed-region xml:id="ct337776288" text:id="ct337776288">
          <text:insertion>
            <office:change-info>
              <dc:creator>Auteur inconnu</dc:creator>
              <dc:date>2012-04-30T09:51:00</dc:date>
            </office:change-info>
          </text:insertion>
        </text:changed-region>
        <text:changed-region xml:id="ct337168488" text:id="ct337168488">
          <text:insertion>
            <office:change-info>
              <dc:creator>Auteur inconnu</dc:creator>
              <dc:date>2012-04-30T09:53:00</dc:date>
            </office:change-info>
          </text:insertion>
        </text:changed-region>
        <text:changed-region xml:id="ct337765744" text:id="ct337765744">
          <text:insertion>
            <office:change-info>
              <dc:creator>Auteur inconnu</dc:creator>
              <dc:date>2012-04-30T09:51:00</dc:date>
            </office:change-info>
          </text:insertion>
        </text:changed-region>
        <text:changed-region xml:id="ct112112992" text:id="ct112112992">
          <text:deletion>
            <office:change-info>
              <dc:creator>Auteur inconnu</dc:creator>
              <dc:date>2012-04-30T09:54:00</dc:date>
            </office:change-info>
            <text:p text:style-name="P2">donner la tentation de</text:p>
          </text:deletion>
        </text:changed-region>
        <text:changed-region xml:id="ct336956072" text:id="ct336956072">
          <text:insertion>
            <office:change-info>
              <dc:creator>Auteur inconnu</dc:creator>
              <dc:date>2012-04-30T09:54:00</dc:date>
            </office:change-info>
          </text:insertion>
        </text:changed-region>
        <text:changed-region xml:id="ct337778040" text:id="ct337778040">
          <text:deletion>
            <office:change-info>
              <dc:creator>Auteur inconnu</dc:creator>
              <dc:date>2012-04-30T09:54:00</dc:date>
            </office:change-info>
            <text:p text:style-name="P3">Quand on décide de développer </text:p>
          </text:deletion>
        </text:changed-region>
        <text:changed-region xml:id="ct336913040" text:id="ct336913040">
          <text:insertion>
            <office:change-info>
              <dc:creator>Auteur inconnu</dc:creator>
              <dc:date>2012-04-30T09:54:00</dc:date>
            </office:change-info>
          </text:insertion>
        </text:changed-region>
        <text:changed-region xml:id="ct111757096" text:id="ct111757096">
          <text:insertion>
            <office:change-info>
              <dc:creator>Auteur inconnu</dc:creator>
              <dc:date>2012-04-30T09:54:00</dc:date>
            </office:change-info>
          </text:insertion>
        </text:changed-region>
        <text:changed-region xml:id="ct338035792" text:id="ct338035792">
          <text:deletion>
            <office:change-info>
              <dc:creator>Auteur inconnu</dc:creator>
              <dc:date>2012-04-30T09:54:00</dc:date>
            </office:change-info>
            <text:p text:style-name="P2">contexte</text:p>
          </text:deletion>
        </text:changed-region>
        <text:changed-region xml:id="ct111818560" text:id="ct111818560">
          <text:insertion>
            <office:change-info>
              <dc:creator>Auteur inconnu</dc:creator>
              <dc:date>2012-04-30T09:54:00</dc:date>
            </office:change-info>
          </text:insertion>
        </text:changed-region>
        <text:changed-region xml:id="ct337904544" text:id="ct337904544">
          <text:deletion>
            <office:change-info>
              <dc:creator>Auteur inconnu</dc:creator>
              <dc:date>2012-04-30T09:55:00</dc:date>
            </office:change-info>
            <text:p text:style-name="P2">facilement</text:p>
          </text:deletion>
        </text:changed-region>
        <text:changed-region xml:id="ct337907128" text:id="ct337907128">
          <text:insertion>
            <office:change-info>
              <dc:creator>Auteur inconnu</dc:creator>
              <dc:date>2012-04-30T09:55:00</dc:date>
            </office:change-info>
          </text:insertion>
        </text:changed-region>
        <text:changed-region xml:id="ct112100352" text:id="ct112100352">
          <text:insertion>
            <office:change-info>
              <dc:creator>Auteur inconnu</dc:creator>
              <dc:date>2012-04-30T09:55:00</dc:date>
            </office:change-info>
          </text:insertion>
        </text:changed-region>
        <text:changed-region xml:id="ct337904272" text:id="ct337904272">
          <text:deletion>
            <office:change-info>
              <dc:creator>Auteur inconnu</dc:creator>
              <dc:date>2012-04-30T09:55:00</dc:date>
            </office:change-info>
            <text:p text:style-name="P2">corres</text:p>
          </text:deletion>
        </text:changed-region>
        <text:changed-region xml:id="ct112099824" text:id="ct112099824">
          <text:insertion>
            <office:change-info>
              <dc:creator>Auteur inconnu</dc:creator>
              <dc:date>2012-04-30T09:55:00</dc:date>
            </office:change-info>
          </text:insertion>
        </text:changed-region>
        <text:changed-region xml:id="ct112100080" text:id="ct112100080">
          <text:deletion>
            <office:change-info>
              <dc:creator>Auteur inconnu</dc:creator>
              <dc:date>2012-04-30T09:55:00</dc:date>
            </office:change-info>
            <text:p text:style-name="P2">au</text:p>
          </text:deletion>
        </text:changed-region>
        <text:changed-region xml:id="ct112077608" text:id="ct112077608">
          <text:insertion>
            <office:change-info>
              <dc:creator>Auteur inconnu</dc:creator>
              <dc:date>2012-04-30T09:55:00</dc:date>
            </office:change-info>
          </text:insertion>
        </text:changed-region>
        <text:changed-region xml:id="ct337950096" text:id="ct337950096">
          <text:deletion>
            <office:change-info>
              <dc:creator>Auteur inconnu</dc:creator>
              <dc:date>2012-04-30T09:55:00</dc:date>
            </office:change-info>
            <text:p text:style-name="P2">de </text:p>
          </text:deletion>
        </text:changed-region>
        <text:changed-region xml:id="ct337949824" text:id="ct337949824">
          <text:insertion>
            <office:change-info>
              <dc:creator>Auteur inconnu</dc:creator>
              <dc:date>2012-04-30T09:56:00</dc:date>
            </office:change-info>
          </text:insertion>
        </text:changed-region>
        <text:changed-region xml:id="ct111818288" text:id="ct111818288">
          <text:insertion>
            <office:change-info>
              <dc:creator>Auteur inconnu</dc:creator>
              <dc:date>2012-04-30T09:56:00</dc:date>
            </office:change-info>
          </text:insertion>
        </text:changed-region>
        <text:changed-region xml:id="ct337360144" text:id="ct337360144">
          <text:deletion>
            <office:change-info>
              <dc:creator>Auteur inconnu</dc:creator>
              <dc:date>2012-04-30T09:56:00</dc:date>
            </office:change-info>
            <text:p text:style-name="P2"><text:s/>est de fait déployée dans une grande infrastructure</text:p>
          </text:deletion>
        </text:changed-region>
        <text:changed-region xml:id="ct337832280" text:id="ct337832280">
          <text:deletion>
            <office:change-info>
              <dc:creator>Auteur inconnu</dc:creator>
              <dc:date>2012-04-30T09:57:00</dc:date>
            </office:change-info>
            <text:p text:style-name="P2">,</text:p>
          </text:deletion>
        </text:changed-region>
        <text:changed-region xml:id="ct337359872" text:id="ct337359872">
          <text:insertion>
            <office:change-info>
              <dc:creator>Auteur inconnu</dc:creator>
              <dc:date>2012-04-30T09:57:00</dc:date>
            </office:change-info>
          </text:insertion>
        </text:changed-region>
        <text:changed-region xml:id="ct337832008" text:id="ct337832008">
          <text:deletion>
            <office:change-info>
              <dc:creator>Auteur inconnu</dc:creator>
              <dc:date>2012-04-30T09:57:00</dc:date>
            </office:change-info>
            <text:p text:style-name="P2">lié à</text:p>
          </text:deletion>
        </text:changed-region>
        <text:changed-region xml:id="ct337844728" text:id="ct337844728">
          <text:insertion>
            <office:change-info>
              <dc:creator>Auteur inconnu</dc:creator>
              <dc:date>2012-04-30T09:57:00</dc:date>
            </office:change-info>
          </text:insertion>
        </text:changed-region>
        <text:changed-region xml:id="ct338040136" text:id="ct338040136">
          <text:deletion>
            <office:change-info>
              <dc:creator>Auteur inconnu</dc:creator>
              <dc:date>2012-04-30T09:57:00</dc:date>
            </office:change-info>
            <text:p text:style-name="P2">en rapport avec</text:p>
          </text:deletion>
        </text:changed-region>
        <text:changed-region xml:id="ct337760440" text:id="ct337760440">
          <text:insertion>
            <office:change-info>
              <dc:creator>Auteur inconnu</dc:creator>
              <dc:date>2012-04-30T09:57:00</dc:date>
            </office:change-info>
          </text:insertion>
        </text:changed-region>
        <text:changed-region xml:id="ct337434152" text:id="ct337434152">
          <text:insertion>
            <office:change-info>
              <dc:creator>Auteur inconnu</dc:creator>
              <dc:date>2012-04-30T09:57:00</dc:date>
            </office:change-info>
          </text:insertion>
        </text:changed-region>
        <text:changed-region xml:id="ct337775320" text:id="ct337775320">
          <text:insertion>
            <office:change-info>
              <dc:creator>Auteur inconnu</dc:creator>
              <dc:date>2012-04-30T09:57:00</dc:date>
            </office:change-info>
          </text:insertion>
        </text:changed-region>
        <text:changed-region xml:id="ct337788528" text:id="ct337788528">
          <text:deletion>
            <office:change-info>
              <dc:creator>Auteur inconnu</dc:creator>
              <dc:date>2012-04-30T09:57:00</dc:date>
            </office:change-info>
            <text:p text:style-name="P2">question de</text:p>
          </text:deletion>
        </text:changed-region>
        <text:changed-region xml:id="ct337770656" text:id="ct337770656">
          <text:insertion>
            <office:change-info>
              <dc:creator>Auteur inconnu</dc:creator>
              <dc:date>2012-04-30T09:58:00</dc:date>
            </office:change-info>
          </text:insertion>
        </text:changed-region>
        <text:changed-region xml:id="ct338038464" text:id="ct338038464">
          <text:deletion>
            <office:change-info>
              <dc:creator>Auteur inconnu</dc:creator>
              <dc:date>2012-04-30T09:58:00</dc:date>
            </office:change-info>
            <text:p text:style-name="P2"><text:s/>remplacement des</text:p>
          </text:deletion>
        </text:changed-region>
        <text:changed-region xml:id="ct337487560" text:id="ct337487560">
          <text:deletion>
            <office:change-info>
              <dc:creator>Auteur inconnu</dc:creator>
              <dc:date>2012-04-30T09:58:00</dc:date>
            </office:change-info>
            <text:p text:style-name="P2">avec</text:p>
          </text:deletion>
        </text:changed-region>
        <text:changed-region xml:id="ct337486080" text:id="ct337486080">
          <text:insertion>
            <office:change-info>
              <dc:creator>Auteur inconnu</dc:creator>
              <dc:date>2012-04-30T09:58:00</dc:date>
            </office:change-info>
          </text:insertion>
        </text:changed-region>
        <text:changed-region xml:id="ct337841672" text:id="ct337841672">
          <text:deletion>
            <office:change-info>
              <dc:creator>Auteur inconnu</dc:creator>
              <dc:date>2012-04-30T09:58:00</dc:date>
            </office:change-info>
            <text:p text:style-name="P2">aussi </text:p>
          </text:deletion>
        </text:changed-region>
        <text:changed-region xml:id="ct337134896" text:id="ct337134896">
          <text:insertion>
            <office:change-info>
              <dc:creator>Auteur inconnu</dc:creator>
              <dc:date>2012-04-30T09:58:00</dc:date>
            </office:change-info>
          </text:insertion>
        </text:changed-region>
        <text:changed-region xml:id="ct337766488" text:id="ct337766488">
          <text:insertion>
            <office:change-info>
              <dc:creator>Auteur inconnu</dc:creator>
              <dc:date>2012-04-30T09:59:00</dc:date>
            </office:change-info>
          </text:insertion>
        </text:changed-region>
        <text:changed-region xml:id="ct337791176" text:id="ct337791176">
          <text:insertion>
            <office:change-info>
              <dc:creator>Auteur inconnu</dc:creator>
              <dc:date>2012-04-30T10:00:00</dc:date>
            </office:change-info>
          </text:insertion>
        </text:changed-region>
        <text:changed-region xml:id="ct337777016" text:id="ct337777016">
          <text:deletion>
            <office:change-info>
              <dc:creator>Auteur inconnu</dc:creator>
              <dc:date>2012-04-30T10:00:00</dc:date>
            </office:change-info>
            <text:p text:style-name="P2">D'autres ont un contour fonctionnel un peu moins riche que le logiciel d'éditeur et permettent alors de limiter l'usage des solutions propriétaires dans leur pur contexte d'apport de fonctions complexes à valeur ajoutée, et donc de diminuer le poids du fournisseur dans la politique d'investissement public. </text:p>
          </text:deletion>
        </text:changed-region>
        <text:changed-region xml:id="ct337758608" text:id="ct337758608">
          <text:insertion>
            <office:change-info>
              <dc:creator>Auteur inconnu</dc:creator>
              <dc:date>2012-04-30T10:00:00</dc:date>
            </office:change-info>
          </text:insertion>
        </text:changed-region>
        <text:changed-region xml:id="ct337774472" text:id="ct337774472">
          <text:insertion>
            <office:change-info>
              <dc:creator>Auteur inconnu</dc:creator>
              <dc:date>2012-04-30T10:00:00</dc:date>
            </office:change-info>
          </text:insertion>
        </text:changed-region>
        <text:changed-region xml:id="ct337762952" text:id="ct337762952">
          <text:deletion>
            <office:change-info>
              <dc:creator>Auteur inconnu</dc:creator>
              <dc:date>2012-04-30T10:00:00</dc:date>
            </office:change-info>
            <text:p text:style-name="P2">sur les cas particuliers</text:p>
          </text:deletion>
        </text:changed-region>
        <text:changed-region xml:id="ct337773608" text:id="ct337773608">
          <text:insertion>
            <office:change-info>
              <dc:creator>Auteur inconnu</dc:creator>
              <dc:date>2012-04-30T10:01:00</dc:date>
            </office:change-info>
          </text:insertion>
        </text:changed-region>
        <text:changed-region xml:id="ct337797576" text:id="ct337797576">
          <text:deletion>
            <office:change-info>
              <dc:creator>Auteur inconnu</dc:creator>
              <dc:date>2012-04-30T10:02:00</dc:date>
            </office:change-info>
            <text:p text:style-name="P2">Dans le modèle libre il ne s'agit que de la licence normale qui de toute façon ne nécessite aucun contrôle de la diffusion</text:p>
          </text:deletion>
        </text:changed-region>
        <text:changed-region xml:id="ct337791936" text:id="ct337791936">
          <text:deletion>
            <office:change-info>
              <dc:creator>Auteur inconnu</dc:creator>
              <dc:date>2012-04-30T10:02:00</dc:date>
            </office:change-info>
            <text:p text:style-name="P1">DB</text:p>
          </text:deletion>
        </text:changed-region>
        <text:changed-region xml:id="ct112102352" text:id="ct112102352">
          <text:insertion>
            <office:change-info>
              <dc:creator>Auteur inconnu</dc:creator>
              <dc:date>2012-04-30T10:02:00</dc:date>
            </office:change-info>
          </text:insertion>
        </text:changed-region>
        <text:changed-region xml:id="ct117633648" text:id="ct117633648">
          <text:deletion>
            <office:change-info>
              <dc:creator>Auteur inconnu</dc:creator>
              <dc:date>2012-04-30T10:02:00</dc:date>
            </office:change-info>
            <text:p text:style-name="P2">sur</text:p>
          </text:deletion>
        </text:changed-region>
        <text:changed-region xml:id="ct336956256" text:id="ct336956256">
          <text:insertion>
            <office:change-info>
              <dc:creator>Auteur inconnu</dc:creator>
              <dc:date>2012-04-30T10:02:00</dc:date>
            </office:change-info>
          </text:insertion>
        </text:changed-region>
        <text:changed-region xml:id="ct338022512" text:id="ct338022512">
          <text:deletion>
            <office:change-info>
              <dc:creator>Auteur inconnu</dc:creator>
              <dc:date>2012-04-30T10:02:00</dc:date>
            </office:change-info>
            <text:p text:style-name="P2">de </text:p>
          </text:deletion>
        </text:changed-region>
        <text:changed-region xml:id="ct337780664" text:id="ct337780664">
          <text:deletion>
            <office:change-info>
              <dc:creator>Auteur inconnu</dc:creator>
              <dc:date>2012-04-30T10:03:00</dc:date>
            </office:change-info>
            <text:p text:style-name="P2">en </text:p>
          </text:deletion>
        </text:changed-region>
        <text:changed-region xml:id="ct338019120" text:id="ct338019120">
          <text:insertion>
            <office:change-info>
              <dc:creator>Auteur inconnu</dc:creator>
              <dc:date>2012-04-30T10:03:00</dc:date>
            </office:change-info>
          </text:insertion>
        </text:changed-region>
        <text:changed-region xml:id="ct337355552" text:id="ct337355552">
          <text:deletion>
            <office:change-info>
              <dc:creator>Auteur inconnu</dc:creator>
              <dc:date>2012-04-30T10:03:00</dc:date>
            </office:change-info>
            <text:p text:style-name="P2">DB</text:p>
          </text:deletion>
        </text:changed-region>
        <text:changed-region xml:id="ct338016024" text:id="ct338016024">
          <text:insertion>
            <office:change-info>
              <dc:creator>Auteur inconnu</dc:creator>
              <dc:date>2012-04-30T10:03:00</dc:date>
            </office:change-info>
          </text:insertion>
        </text:changed-region>
        <text:changed-region xml:id="ct338006848" text:id="ct338006848">
          <text:insertion>
            <office:change-info>
              <dc:creator>Auteur inconnu</dc:creator>
              <dc:date>2012-04-30T10:03:00</dc:date>
            </office:change-info>
          </text:insertion>
        </text:changed-region>
        <text:changed-region xml:id="ct338015872" text:id="ct338015872">
          <text:insertion>
            <office:change-info>
              <dc:creator>Auteur inconnu</dc:creator>
              <dc:date>2012-04-30T10:03:00</dc:date>
            </office:change-info>
          </text:insertion>
        </text:changed-region>
        <text:changed-region xml:id="ct337946872" text:id="ct337946872">
          <text:deletion>
            <office:change-info>
              <dc:creator>Auteur inconnu</dc:creator>
              <dc:date>2012-04-30T10:03:00</dc:date>
            </office:change-info>
            <text:p text:style-name="P2">se </text:p>
          </text:deletion>
        </text:changed-region>
        <text:changed-region xml:id="ct341732952" text:id="ct341732952">
          <text:insertion>
            <office:change-info>
              <dc:creator>Auteur inconnu</dc:creator>
              <dc:date>2012-04-30T10:03:00</dc:date>
            </office:change-info>
          </text:insertion>
        </text:changed-region>
        <text:changed-region xml:id="ct341718808" text:id="ct341718808">
          <text:deletion>
            <office:change-info>
              <dc:creator>Auteur inconnu</dc:creator>
              <dc:date>2012-04-30T10:03:00</dc:date>
            </office:change-info>
            <text:p text:style-name="P2">l</text:p>
          </text:deletion>
        </text:changed-region>
        <text:changed-region xml:id="ct338005472" text:id="ct338005472">
          <text:insertion>
            <office:change-info>
              <dc:creator>Auteur inconnu</dc:creator>
              <dc:date>2012-04-30T10:07:00</dc:date>
            </office:change-info>
          </text:insertion>
        </text:changed-region>
        <text:changed-region xml:id="ct341480376" text:id="ct341480376">
          <text:deletion>
            <office:change-info>
              <dc:creator>Auteur inconnu</dc:creator>
              <dc:date>2012-04-30T10:07:00</dc:date>
            </office:change-info>
            <text:p text:style-name="P4">, et en opposés ne sont pas vus, ni même connues les fonctions nouvelles par rapport à la suite Microsoft</text:p>
          </text:deletion>
        </text:changed-region>
        <text:changed-region xml:id="ct341571064" text:id="ct341571064">
          <text:insertion>
            <office:change-info>
              <dc:creator>Auteur inconnu</dc:creator>
              <dc:date>2012-04-30T10:08:00</dc:date>
            </office:change-info>
          </text:insertion>
        </text:changed-region>
        <text:changed-region xml:id="ct338009784" text:id="ct338009784">
          <text:insertion>
            <office:change-info>
              <dc:creator>Auteur inconnu</dc:creator>
              <dc:date>2012-04-30T10:08:00</dc:date>
            </office:change-info>
          </text:insertion>
        </text:changed-region>
        <text:changed-region xml:id="ct116024432" text:id="ct116024432">
          <text:deletion>
            <office:change-info>
              <dc:creator>Auteur inconnu</dc:creator>
              <dc:date>2012-04-30T10:10:00</dc:date>
            </office:change-info>
            <text:p text:style-name="P4">fraîchement</text:p>
          </text:deletion>
        </text:changed-region>
        <text:changed-region xml:id="ct341555288" text:id="ct341555288">
          <text:insertion>
            <office:change-info>
              <dc:creator>Auteur inconnu</dc:creator>
              <dc:date>2012-04-30T10:10:00</dc:date>
            </office:change-info>
          </text:insertion>
        </text:changed-region>
        <text:changed-region xml:id="ct115607072" text:id="ct115607072">
          <text:insertion>
            <office:change-info>
              <dc:creator>Auteur inconnu</dc:creator>
              <dc:date>2012-04-30T10:11:00</dc:date>
            </office:change-info>
          </text:insertion>
        </text:changed-region>
        <text:changed-region xml:id="ct341400512" text:id="ct341400512">
          <text:deletion>
            <office:change-info>
              <dc:creator>Auteur inconnu</dc:creator>
              <dc:date>2012-04-30T10:09:00</dc:date>
            </office:change-info>
            <text:p text:style-name="P4">élu</text:p>
          </text:deletion>
        </text:changed-region>
        <text:changed-region xml:id="ct341494800" text:id="ct341494800">
          <text:insertion>
            <office:change-info>
              <dc:creator>Auteur inconnu</dc:creator>
              <dc:date>2012-04-30T10:09:00</dc:date>
            </office:change-info>
          </text:insertion>
        </text:changed-region>
        <text:changed-region xml:id="ct341586624" text:id="ct341586624">
          <text:deletion>
            <office:change-info>
              <dc:creator>Auteur inconnu</dc:creator>
              <dc:date>2012-04-30T10:09:00</dc:date>
            </office:change-info>
            <text:p text:style-name="P4"><text:s/>à ce jour</text:p>
          </text:deletion>
        </text:changed-region>
        <text:changed-region xml:id="ct115222448" text:id="ct115222448">
          <text:insertion>
            <office:change-info>
              <dc:creator>Auteur inconnu</dc:creator>
              <dc:date>2012-04-30T10:09:00</dc:date>
            </office:change-info>
          </text:insertion>
        </text:changed-region>
        <text:changed-region xml:id="ct341501592" text:id="ct341501592">
          <text:deletion>
            <office:change-info>
              <dc:creator>Auteur inconnu</dc:creator>
              <dc:date>2012-04-30T10:10:00</dc:date>
            </office:change-info>
            <text:p text:style-name="P2">en</text:p>
          </text:deletion>
        </text:changed-region>
        <text:changed-region xml:id="ct115222736" text:id="ct115222736">
          <text:insertion>
            <office:change-info>
              <dc:creator>Auteur inconnu</dc:creator>
              <dc:date>2012-04-30T10:10:00</dc:date>
            </office:change-info>
          </text:insertion>
        </text:changed-region>
        <text:changed-region xml:id="ct341442032" text:id="ct341442032">
          <text:deletion>
            <office:change-info>
              <dc:creator>Auteur inconnu</dc:creator>
              <dc:date>2012-04-30T10:11:00</dc:date>
            </office:change-info>
            <text:p text:style-name="P2">agents</text:p>
          </text:deletion>
        </text:changed-region>
        <text:changed-region xml:id="ct338380608" text:id="ct338380608">
          <text:insertion>
            <office:change-info>
              <dc:creator>Auteur inconnu</dc:creator>
              <dc:date>2012-04-30T10:11:00</dc:date>
            </office:change-info>
          </text:insertion>
        </text:changed-region>
        <text:changed-region xml:id="ct338317832" text:id="ct338317832">
          <text:insertion>
            <office:change-info>
              <dc:creator>Auteur inconnu</dc:creator>
              <dc:date>2012-04-30T10:11: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Stratégie logiciel libre interministérielle</text:p>
      <text:p text:style-name="P6">Avril 2012 - JSL</text:p>
      <text:p text:style-name="P1"/>
      <text:p text:style-name="P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16"><text:a xlink:type="simple" xlink:href="#__RefHeading__1289_1252993701" text:style-name="Index_20_Link" text:visited-style-name="Index_20_Link"><text:s/>1.Contexte<text:tab/>2</text:a></text:p>
          <text:p text:style-name="P16"><text:a xlink:type="simple" xlink:href="#__RefHeading__1291_1252993701" text:style-name="Index_20_Link" text:visited-style-name="Index_20_Link"><text:s/>2.Les fondements du logiciel libre et de son usage<text:tab/>3</text:a></text:p>
          <text:p text:style-name="P17"><text:a xlink:type="simple" xlink:href="#__RefHeading__1293_1252993701" text:style-name="Index_20_Link" text:visited-style-name="Index_20_Link"><text:s/>2.1.Le modèle du logiciel libre<text:tab/>3</text:a></text:p>
          <text:p text:style-name="P17"><text:a xlink:type="simple" xlink:href="#__RefHeading__1295_1252993701" text:style-name="Index_20_Link" text:visited-style-name="Index_20_Link"><text:s/>2.2.Le libre, un modèle de service<text:tab/>4</text:a></text:p>
          <text:p text:style-name="P17"><text:a xlink:type="simple" xlink:href="#__RefHeading__1297_1252993701" text:style-name="Index_20_Link" text:visited-style-name="Index_20_Link"><text:s/>2.3.Le libre, un choix raisonné<text:tab/>5</text:a></text:p>
          <text:p text:style-name="P18"><text:a xlink:type="simple" xlink:href="#__RefHeading__1325_1252993701" text:style-name="Index_20_Link" text:visited-style-name="Index_20_Link"><text:s/>a)Avantages<text:tab/>5</text:a></text:p>
          <text:p text:style-name="P18"><text:a xlink:type="simple" xlink:href="#__RefHeading__1329_1252993701" text:style-name="Index_20_Link" text:visited-style-name="Index_20_Link"><text:s/>b)Limites/points d'attention<text:tab/>5</text:a></text:p>
          <text:p text:style-name="P18"><text:a xlink:type="simple" xlink:href="#__RefHeading__1327_1252993701" text:style-name="Index_20_Link" text:visited-style-name="Index_20_Link"><text:s/>c)Les différents contextes d'usage<text:tab/>6</text:a></text:p>
          <text:p text:style-name="P19"><text:a xlink:type="simple" xlink:href="#__RefHeading__1299_1252993701" text:style-name="Index_20_Link" text:visited-style-name="Index_20_Link">Les cadres favorables au modèle libre <text:tab/>6</text:a></text:p>
          <text:p text:style-name="P19"><text:a xlink:type="simple" xlink:href="#__RefHeading__1315_1252993701" text:style-name="Index_20_Link" text:visited-style-name="Index_20_Link">Les contextes défavorables au modèle libre <text:tab/>8</text:a></text:p>
          <text:p text:style-name="P16"><text:a xlink:type="simple" xlink:href="#__RefHeading__1321_1252993701" text:style-name="Index_20_Link" text:visited-style-name="Index_20_Link"><text:s/>3.L'action interministérielle sur le logiciel libre<text:tab/>9</text:a></text:p>
          <text:p text:style-name="P17"><text:a xlink:type="simple" xlink:href="#__RefHeading__1333_1252993701" text:style-name="Index_20_Link" text:visited-style-name="Index_20_Link"><text:s/>3.1.Instaurer une convergence effective sur des souches de logiciels libres<text:tab/>9</text:a></text:p>
          <text:p text:style-name="P17"><text:a xlink:type="simple" xlink:href="#__RefHeading__1335_1252993701" text:style-name="Index_20_Link" text:visited-style-name="Index_20_Link"><text:s/>3.2.Activer un réseau d'expertise sur les souches de convergence<text:tab/>10</text:a></text:p>
          <text:p text:style-name="P17"><text:a xlink:type="simple" xlink:href="#__RefHeading__1337_1252993701" text:style-name="Index_20_Link" text:visited-style-name="Index_20_Link"><text:s/>3.3.Améliorer le support des logiciels libres dans un contexte économique contrôlé <text:tab/>10</text:a></text:p>
          <text:p text:style-name="P17"><text:a xlink:type="simple" xlink:href="#__RefHeading__4511_9772083" text:style-name="Index_20_Link" text:visited-style-name="Index_20_Link"><text:s/>3.4.Contribuer de manière concertée sur des souches choisies<text:tab/>11</text:a></text:p>
          <text:p text:style-name="P17"><text:a xlink:type="simple" xlink:href="#__RefHeading__4513_9772083" text:style-name="Index_20_Link" text:visited-style-name="Index_20_Link"><text:s/>3.5.Suivre les grandes communautés<text:tab/>12</text:a></text:p>
          <text:p text:style-name="P17"><text:a xlink:type="simple" xlink:href="#__RefHeading__1339_1252993701" text:style-name="Index_20_Link" text:visited-style-name="Index_20_Link"><text:s/>3.6.Déployer des alternatives crédibles et utilisées aux solutions des éditeurs dominants<text:tab/>12</text:a></text:p>
          <text:p text:style-name="P17"><text:a xlink:type="simple" xlink:href="#__RefHeading__1341_1252993701" text:style-name="Index_20_Link" text:visited-style-name="Index_20_Link"><text:s/>3.7.Tracer l'usage et ses effets<text:tab/>12</text:a></text:p>
          <text:p text:style-name="P17"><text:a xlink:type="simple" xlink:href="#__RefHeading__1343_1252993701" text:style-name="Index_20_Link" text:visited-style-name="Index_20_Link"><text:s/>3.8.Développer la culture d'usage des licences libres dans les développements de SI publics<text:tab/>13</text:a></text:p>
          <text:p text:style-name="P16"><text:a xlink:type="simple" xlink:href="#__RefHeading__1739_1252993701" text:style-name="Index_20_Link" text:visited-style-name="Index_20_Link"><text:s/>4.Cas spécifique de la bureautique<text:tab/>13</text:a></text:p>
          <text:p text:style-name="P16"><text:a xlink:type="simple" xlink:href="#__RefHeading__4515_9772083" text:style-name="Index_20_Link" text:visited-style-name="Index_20_Link"><text:s/>5.Rôle de la DISIC<text:tab/>15</text:a></text:p>
          <text:p text:style-name="P16"><text:a xlink:type="simple" xlink:href="#__RefHeading__1331_1252993701" text:style-name="Index_20_Link" text:visited-style-name="Index_20_Link"><text:s/>6.Organisation des instances logiciel libre interministérielles<text:tab/>16</text:a></text:p>
          <text:p text:style-name="P17"><text:a xlink:type="simple" xlink:href="#__RefHeading__1345_1252993701" text:style-name="Index_20_Link" text:visited-style-name="Index_20_Link"><text:s/>6.1.L'équipe « noyau »<text:tab/>16</text:a></text:p>
          <text:p text:style-name="P18"><text:a xlink:type="simple" xlink:href="#__RefHeading__4525_9772083" text:style-name="Index_20_Link" text:visited-style-name="Index_20_Link"><text:s/>a)Missions de l'équipe<text:tab/>16</text:a></text:p>
          <text:p text:style-name="P18"><text:a xlink:type="simple" xlink:href="#__RefHeading__4527_9772083" text:style-name="Index_20_Link" text:visited-style-name="Index_20_Link"><text:s/>b)Moyens de l'équipe<text:tab/>16</text:a></text:p>
          <text:p text:style-name="P17"><text:a xlink:type="simple" xlink:href="#__RefHeading__1347_1252993701" text:style-name="Index_20_Link" text:visited-style-name="Index_20_Link"><text:s/>6.2.Les groupes thématiques de mutualisation<text:tab/>17</text:a></text:p>
          <text:p text:style-name="P18"><text:a xlink:type="simple" xlink:href="#__RefHeading__4529_9772083" text:style-name="Index_20_Link" text:visited-style-name="Index_20_Link"><text:s/>a)Missions générales des groupes<text:tab/>17</text:a></text:p>
          <text:p text:style-name="P18"><text:a xlink:type="simple" xlink:href="#__RefHeading__4531_9772083" text:style-name="Index_20_Link" text:visited-style-name="Index_20_Link"><text:s/>b)Spécificités des groupes<text:tab/>18</text:a></text:p>
          <text:p text:style-name="P19"><text:a xlink:type="simple" xlink:href="#__RefHeading__4533_9772083" text:style-name="Index_20_Link" text:visited-style-name="Index_20_Link">MimO<text:tab/>18</text:a></text:p>
          <text:p text:style-name="P19"><text:a xlink:type="simple" xlink:href="#__RefHeading__4535_9772083" text:style-name="Index_20_Link" text:visited-style-name="Index_20_Link">MimOG<text:tab/>18</text:a></text:p>
          <text:p text:style-name="P19"><text:a xlink:type="simple" xlink:href="#__RefHeading__4537_9772083" text:style-name="Index_20_Link" text:visited-style-name="Index_20_Link">MimBD<text:tab/>19</text:a></text:p>
          <text:p text:style-name="P19"><text:a xlink:type="simple" xlink:href="#__RefHeading__4539_9772083" text:style-name="Index_20_Link" text:visited-style-name="Index_20_Link">MimOS<text:tab/>19</text:a></text:p>
          <text:p text:style-name="P18"><text:a xlink:type="simple" xlink:href="#__RefHeading__4541_9772083" text:style-name="Index_20_Link" text:visited-style-name="Index_20_Link"><text:s/>c)Moyens des groupes<text:tab/>19</text:a></text:p>
        </text:index-body>
      </text:table-of-content>
      <text:p text:style-name="P1"/>
      <text:h text:style-name="P57" text:outline-level="1"/>
      <text:h text:style-name="P58" text:outline-level="1"><text:bookmark text:name="__RefHeading__1289_1252993701"/>Contexte<text:bookmark-end text:name="__RefHeading__1289_1252993701"/></text:h>
      <text:p text:style-name="P1"/>
      <text:p text:style-name="P1">L'informatique a connu une évolution sur le matériel qui trouve sa réplique dans le logiciel. </text:p>
      <text:p text:style-name="P1"/>
      <text:p text:style-name="P1">Au commencement, les grands constructeurs comme IBM ou DEC étaient les principaux porteurs de la valeur et les grands choix <text:change text:change-id="ct338110368"/><text:change-start text:change-id="ct337963368"/>portaient<text:change-end text:change-id="ct337963368"/> sur les infrastructures matérielles. Le logiciel était alors sans valeur propre. Ces constructeurs aidaient leurs clients à prendre en main les logiciels en leur fournissant les codes sources et en animant des clubs utilisateurs pour favoriser l'enrichissement et l'échange d'améliorations et de correcti<text:change-start text:change-id="ct337948784"/>f<text:change-end text:change-id="ct337948784"/><text:change text:change-id="ct337914264"/>s entre clients. Certains de ces clubs, comme DECUS (Digital Equipment Computer Users Society), sont vus comme les précurseurs des communautés logiciel libre actuelles. Cela étant la concurrence sur le matériel est devenue de plus en plus difficile. La réduction du nombre de plateformes, avec à son apogée le développement de la micro-informatique et l'émergence de la plateforme X86, a obligé les industriels à rechercher la valeur ailleurs, le matériel devenant une « utilité » avec une valeur d'innovation limitée. Les clients ont de moins en moins accepté de payer un prix élevé et d'être sous l'emprise d'un fournisseur particulier. </text:p>
      <text:p text:style-name="P1">Les industriels, percevant ce mouvement inéluctable, ont <text:change-start text:change-id="ct337914368"/>reporté une part importante de la valeur sur le logiciel en adoptant <text:change-end text:change-id="ct337914368"/><text:change text:change-id="ct337950616"/>une vision de <text:change-start text:change-id="ct337924080"/>plus en plus restrictive de <text:change-end text:change-id="ct337924080"/>la propriété intellectuelle<text:change text:change-id="ct337957768"/>, <text:change-start text:change-id="ct112114368"/>le logiciel étant valorisé pour lui-même indépendamment du<text:change-end text:change-id="ct112114368"/><text:change text:change-id="ct112117600"/> le matériel. Venant d'un modèle « libre » sans le dire, le marché du logiciel a fini par se structurer autour des licences dites « propriétaires » avec diffusion seulement des exécutables, boites fermées intouchables par les utilisateurs. </text:p>
      <text:p text:style-name="P1"/>
      <text:p text:style-name="P1">Le déplacement de la valeur ajoutée a peu à peu changé les équilibres entre les constructeurs de matériels et les nouveaux éditeurs de logiciels. IBM a été détrôné par les grands éditeurs, et a dû lui-même se positionner sur les services pour ne pas péricliter.</text:p>
      <text:p text:style-name="P1"/>
      <text:p text:style-name="P1">On voit depuis les années 90 et la montée en puissance du logiciel libre, un mouvement similaire qui s'applique à son tour sur le logiciel. Les standards Internet ont joué le même rôle que la plateforme X86 sur le matériel. Ils ont créé un contexte commun sur lequel de plus en plus de productions logicielles se sont appuyées, devenant interchangeables. De nombreux logiciels sont maintenant des « utilités » avec une valeur d'innovation limitée, et les clients acceptent de moins en moins de payer un prix élevé pour des produits jugés communs et rentabilisés, et d'être sous l'emprise d'un fournisseur. </text:p>
      <text:p text:style-name="P1"/>
      <text:p text:style-name="P1">Le logiciel libre a, de fait, conquis une grande part des infrastructures techniques et prend une place de plus en plus importante dans tous les systèmes d'information jusqu'au terminaux<text:change-start text:change-id="ct112082008"/>, fixes ou mobiles<text:change-end text:change-id="ct112082008"/>. Mais de la même manière que l'architecture X86 n'a pas éliminé les besoins spécifiques matériel, le logiciel libre, qui est encore en phase de croissance, trouvera sa place dans un équilibre à définir avec l'offre propriétaire.</text:p>
      <text:p text:style-name="P1"/>
      <text:p text:style-name="P1">C'est dans cette mutation que s'inscrit l'usage du logiciel libre par l'administration. </text:p>
      <text:p text:style-name="P1"/>
      <text:p text:style-name="P1">A titre prospectif, <text:change text:change-id="ct112087272"/>la question de la suite à venir de cette évolution<text:change-start text:change-id="ct112095680"/> se pose<text:change-end text:change-id="ct112095680"/>. Il est intéressant de remarquer qu'actuellement les grands éditeurs sont détrônés par des acteurs comme Google, qui s'appuie grandement sur les standards Internet et le logiciel libre. La valeur ajoutée c'est déplacée sur les données, dont le traitement s'appuie sur la normalisation des descriptions (modèles XML, RDF,...), sur des logiciels standards et souvent libres et sur des architectures banalisées majoritairement X86. La gestion des donnée<text:soft-page-break/>s, et le mouvement OpenData dans la sphère publique, est donc l'étape suivante à ne pas rater.</text:p>
      <text:p text:style-name="P1"/>
      <text:h text:style-name="P56" text:outline-level="1"><text:bookmark text:name="__RefHeading__1291_1252993701"/>Les fondements du logiciel libre et de son usage<text:bookmark-end text:name="__RefHeading__1291_1252993701"/></text:h>
      <text:h text:style-name="P59" text:outline-level="2"><text:bookmark text:name="__RefHeading__1293_1252993701"/>Le modèle du logiciel libre<text:bookmark-end text:name="__RefHeading__1293_1252993701"/></text:h>
      <text:p text:style-name="P1"/>
      <text:p text:style-name="P1">L'analyse a posteriori du positionnement du logiciel libre dans une vision utilitariste ne donne pas une lecture historique de son émergence.</text:p>
      <text:p text:style-name="P1">Au milieu des années 80, certains informaticiens se rendant compte du changement de modèle d'un accès ouvert aux licences propriétaires ont réagi selon une posture philosophique. Un en particulier, Richard Stallman, a posé les fondements du logiciel libre avec la création de la Free Software Fondation. Partant du principe que le logiciel allait être au centre du fonctionnement du monde à venir, ce qui se confirme, il voulu établir les règles qui permettrai<text:change-start text:change-id="ct112097088"/>en<text:change-end text:change-id="ct112097088"/>t de garantir que les utilisateurs resteraient maître<text:change-start text:change-id="ct112105872"/>s<text:change-end text:change-id="ct112105872"/> de ce qui <text:change text:change-id="ct112097792"/><text:change-start text:change-id="ct112098144"/>n'est qu'<text:change-end text:change-id="ct112098144"/>un outil et resteraient donc « libres ». Ces règles prennent différentes formes mais au fond établissent la liberté:</text:p>
      <text:list xml:id="list29426973" text:style-name="L4">
        <text:list-item>
          <text:p text:style-name="P46">d'exécuter le programme, pour tous les usages,</text:p>
        </text:list-item>
        <text:list-item>
          <text:p text:style-name="P46">d'étudier le fonctionnement du programme et de l'adapter à ses besoins,</text:p>
        </text:list-item>
        <text:list-item>
          <text:p text:style-name="P46">de redistribuer des copies du programme,</text:p>
        </text:list-item>
        <text:list-item>
          <text:p text:style-name="P46">d'améliorer le programme et de distribuer ces améliorations au public, pour en faire profiter toute la communauté.</text:p>
        </text:list-item>
      </text:list>
      <text:p text:style-name="P1">Tout ceci implique bien sûr que le code source doit être librement accessible.</text:p>
      <text:p text:style-name="P1">Cette vision très ouverte, a permis la mise en place de groupe d'intérêts sur certains logiciels libres, ou encore « souches », et a amené à développer un modèle de développement en communautés dont les plus connues de nos jours sont GNU/Linux, Apache, Mozilla (Firefox, Thunderbird), Document Fondation (LibreOffice)...</text:p>
      <text:p text:style-name="P1"/>
      <text:p text:style-name="P2"><text:span text:style-name="apple-style-span">Mais, contrairement à une idée reçue, le recours à des logiciels libres ne signifie en rien qu’il n’y a aucune obligation à respecter pour les utilisateurs. Un logiciel libre n’est pas libre de droit puisqu’il a un créateur. L</text:span>es initiateurs du logiciel libre, réalistes, se sont insérés dans le monde du droit en <text:s/>formulant dans des licences les droits et obligations s'appliquant. Plusieurs grands types de licences ont été définis dont les principales sont la Gnu General Public Licence (GPL), la Berkeley Software Distribution (BSD) et la licence Apache. Il en existe aussi une en droit français, la licence CEA CNRS INRIA Logiciel Libre (CECILL). <text:span text:style-name="apple-style-span">Les caractéristiques (effet </text:span><text:change text:change-id="ct112096032"/><text:change-start text:change-id="ct112095328"/><text:span text:style-name="apple-style-span">héréditaire ou non</text:span><text:change-end text:change-id="ct112095328"/><text:span text:style-name="apple-style-span">, multilicensing, droit applicable, garanties) juridiques varient en fonction de leur auteur</text:span>, mais ces licences sont toutes des objets de droit positif et fort, reconnu en justice.</text:p>
      <text:p text:style-name="P2"/>
      <text:p text:style-name="P2">Lo<text:span text:style-name="apple-style-span"><text:span text:style-name="T2">rsqu'on télécharge </text:span></text:span><text:change text:change-id="ct112102784"/><text:change-start text:change-id="ct112096384"/><text:span text:style-name="apple-style-span"><text:span text:style-name="T2">un logiciel </text:span></text:span><text:change-end text:change-id="ct112096384"/><text:change-start text:change-id="ct112096736"/><text:span text:style-name="apple-style-span"><text:span text:style-name="T2">sous</text:span></text:span><text:change-end text:change-id="ct112096736"/><text:span text:style-name="apple-style-span"><text:span text:style-name="T2"> licence </text:span></text:span><text:change text:change-id="ct112084960"/><text:span text:style-name="apple-style-span"><text:span text:style-name="T2">libre, on se retrouve dans le cadre d'un contrat d'adhésion, c'est-à-dire dans la même situation qu’en cas d’achat d’un logiciel propriétaire (par exemple, les « shrink wrap license », où l'acheteur du produit est lié par la licence par le simple fait de déchirer l'emballage). Les clauses de la licence sont imposées par l'auteur et ne sont pas négociables. Au final, soit le licencié accepte la licence et peut faire ce qui y est mentionné, soit il </text:span></text:span><text:change text:change-id="ct112100912"/><text:change-start text:change-id="ct112072280"/><text:span text:style-name="apple-style-span"><text:span text:style-name="T2">renonce aux</text:span></text:span><text:change-end text:change-id="ct112072280"/><text:span text:style-name="apple-style-span"><text:span text:style-name="T2"> libertés inhérentes au logiciel libre (modification et distribution).</text:span></text:span></text:p>
      <text:p text:style-name="P2"><text:span text:style-name="apple-style-span"><text:span text:style-name="T4"/></text:span></text:p>
      <text:p text:style-name="P2">C'est un des points importants et pourtant souvent négligé du logiciel libre, il convient de connaître les obligations associées à un logiciel libre en particulier dans le cadre d'une utilisation dans un système d'information professionnel. </text:p>
      <text:p text:style-name="P2"><text:soft-page-break/></text:p>
      <text:p text:style-name="P2">Ce qui pouvait être vu comme un doux rêve de <text:change-start text:change-id="ct338020712"/>« <text:change-end text:change-id="ct338020712"/>baba-cool<text:change-start text:change-id="ct337949624"/> »<text:change-end text:change-id="ct337949624"/> est en fait un vrai modèle alternatif de propriété intellectuelle pensé avec une réelle efficacité:</text:p>
      <text:list xml:id="list29424807" text:style-name="L5">
        <text:list-item>
          <text:p text:style-name="P22">Comme tout modèle de propriété intellectuelle, il tend à s'auto-entretenir:</text:p>
        </text:list-item>
      </text:list>
      <text:p text:style-name="P2">Le logiciel libre le plus diffusé l'est selon le mode dit « copyleft » de la licence GNU GPL. Le principe en est simple, si je diffuse librement quelque chose, j'interdis aux autres de le privatiser <text:change text:change-id="ct337764008"/><text:change-start text:change-id="ct337920752"/>pour<text:change-end text:change-id="ct337920752"/><text:change text:change-id="ct337787640"/><text:change-start text:change-id="ct337759656"/> <text:change-end text:change-id="ct337759656"/>en tirer <text:change-start text:change-id="ct112093088"/>un <text:change-end text:change-id="ct112093088"/>profit commercial. Cela implique donc que si je modifie un logiciel et que je compte le mettre à la disposition de personnes tierces, en le vendant ou même en le distribuant dans des produits, je dois mettre à disposition de tous les modifications que j'ai effectuées. La contribution à l'effort collectif devient un principe et permet de maintenir la dynamique de développement.<text:change-start text:change-id="ct112078136"/> Cet effet est renforcé par l'intérêt que constitue le fait de reverser des améliorations à la communauté pour en pérenniser <text:change-end text:change-id="ct112078136"/><text:change-start text:change-id="ct337901720"/>et mutualiser la maintenance.<text:change-end text:change-id="ct337901720"/></text:p>
      <text:list xml:id="list29450271" text:style-name="L6">
        <text:list-item>
          <text:p text:style-name="P23">Il est orienté par le besoin utilisateur</text:p>
        </text:list-item>
      </text:list>
      <text:p text:style-name="P2">Une communauté n'a pas intérêt à développer une fonction qui n'est utile qu'à très peu d'utilisateurs au sein d'un logiciel libre. Alors que le changement de version régulier est une source de revenu important pour le logiciel propriétaire, que l'utilisateur en ait ou non besoin, la stabilité est une qualité pour un logiciel libre. La règle est donc la mise en commun des besoins et de la priorisation des évolutions.</text:p>
      <text:list xml:id="list30260785" text:continue-numbering="true" text:style-name="L6">
        <text:list-item>
          <text:p text:style-name="P23">Il permet de résister aux tentatives de détournement</text:p>
        </text:list-item>
      </text:list>
      <text:p text:style-name="P2">Dans certaines communautés libres, des acteurs du logiciel propriétaire sont très actifs. L'intérêt propre de leur société peut les amener à orienter les développements en s'éloignant de l'intérêt de la communauté. Le modèle libre permet alors à une partie de celle-ci de faire ce que l'on nomme un « fork », c'est-à-dire<text:change-start text:change-id="ct337786576"/> de<text:change-end text:change-id="ct337786576"/> repartir du code source du moment dans une autre direction de développement. Le cas majeur le plus récent <text:change text:change-id="ct337418736"/><text:change-start text:change-id="ct337789216"/>concerne<text:change-end text:change-id="ct337789216"/> la suite bureautique OpenOffice. Face aux orientations d'Oracle jugées contestables par les membres de la communauté, il y a eu un « fork » qui a donné lieu à la création de « LibreOffice » souche qui un an après prend clairement le pas sur l'original.</text:p>
      <text:list xml:id="list29425711" text:style-name="L7">
        <text:list-item>
          <text:p text:style-name="P24">Il crée l'émulation nécessaire pour stimuler la créativité</text:p>
        </text:list-item>
      </text:list>
      <text:p text:style-name="P2">Que cela soit au travers de « fork » ou en s'appuyant sur l'ensemble des logiciels libres existant, ceux qui sont sûr d'avoir une bonne idée peuvent toujours se lancer avec un faible investissement et réunir une communauté autour de cette idée. C'est ainsi que de nombreuses souches se créent en permanence, seules survivant celles qui sont suffisamment pertinentes pour être portées par un grand nombre de développeurs et d'utilisateurs.</text:p>
      <text:list xml:id="list29427334" text:style-name="L8">
        <text:list-header>
          <text:p text:style-name="P25"/>
        </text:list-header>
      </text:list>
      <text:h text:style-name="P59" text:outline-level="2"><text:bookmark text:name="__RefHeading__1295_1252993701"/>Le libre, un modèle de service<text:bookmark-end text:name="__RefHeading__1295_1252993701"/></text:h>
      <text:p text:style-name="P2"/>
      <text:p text:style-name="P2">Si<text:change text:change-id="ct337904040"/><text:change-start text:change-id="ct337838800"/> aucune compensation financière n'est ecigée en contrepartie des droits d'utilisation d'un logiciel libre<text:change-end text:change-id="ct337838800"/>l<text:change text:change-id="ct112077880"/>, cela ne veut pas dire qu'il n'en coûte rien de mettre en <text:change-start text:change-id="ct337893016"/>œuvre<text:change-end text:change-id="ct337893016"/><text:change text:change-id="ct337778768"/> et <text:change-start text:change-id="ct337907456"/>d'<text:change-end text:change-id="ct337907456"/>utiliser du logiciel libre en particulier dans le domaine professionnel. </text:p>
      <text:p text:style-name="P2"/>
      <text:p text:style-name="P2">En effet, comme pour tout logiciel, il est nécessaire de l'intégrer dans son système d'information et de s'assurer de son maintien en conditions opérationnelles (support, maintenance) ainsi que de le faire évoluer en fonction des besoins.</text:p>
      <text:p text:style-name="P2">L'avantage coût du logiciel libre <text:change text:change-id="ct337770072"/><text:change-start text:change-id="ct112066696"/>dépend<text:change-end text:change-id="ct112066696"/> donc <text:change text:change-id="ct337769152"/>uniquement <text:change text:change-id="ct338110248"/>des prestations de services réellement rendues et non un coût forfaitaire défini par l'éditeur en fonction de métriques particulièrement défavorables aux grandes organisations (nombres d'utilisateurs, nombre de serveurs...). A cet avantage essentiel, s'ajoute les avantages d'indépendance vis à vis des acteurs externes et de pérennité des choix qui bien que permettant des réductions de coût complémentaires sur le long terme, permettent surtout <text:soft-page-break/>une maîtrise accrue de l'ensemble du système d'infomation.</text:p>
      <text:p text:style-name="P2"/>
      <text:p text:style-name="P2">Les acteurs privés comme les grandes sociétés de services (Cap Gemini, Steria, Thalès...) qui s'intéressent au logiciel libre ont bien compris que ce modèle leur permet de reprendre une partie de l'activité économique qui allait jusqu'à présent chez les éditeurs, dont la répartition mondiale du capital n'est pas favorable à l'Europe. </text:p>
      <text:p text:style-name="P2"/>
      <text:h text:style-name="P59" text:outline-level="2"><text:bookmark text:name="__RefHeading__1297_1252993701"/>Le libre, un choix raisonné<text:bookmark-end text:name="__RefHeading__1297_1252993701"/></text:h>
      <text:p text:style-name="P2">Le logiciel libre a été porté à l'origine par une philosophie d'ouverture et par des militants de la cause qui ont rendu les utilisateurs plus institutionnels, qu'ils soient publics ou privés, méfiants par rapport à cette approche.</text:p>
      <text:p text:style-name="P2">L'adoption du logiciel libre est donc venu principalement par la base, depuis les centres d'exploitation perfusant vers les domaines du développement et de la bureautique. Comme toute réforme venant de la base, elle met plus de temps à s'imposer et est remise en question à différents stades de sa mise en évidence, mais elle est solide et appuyée par une adhésion réelle et large.</text:p>
      <text:p text:style-name="P2">Les motivations sont multiples, mais on retiendra principalement</text:p>
      <text:list xml:id="list29435957" text:style-name="L1">
        <text:list-item>
          <text:p text:style-name="P21">la contrainte de plus en plus forte sur les moyens d'investissement et de fonctionnement des SI concomitante avec une forte augmentation de la demande,</text:p>
        </text:list-item>
        <text:list-item>
          <text:p text:style-name="P21">la valorisation des compétences et de l'expertise professionnelle des équipes informatiques qui ne sont pas de simples acheteurs de solutions.</text:p>
        </text:list-item>
      </text:list>
      <text:p text:style-name="P1"/>
      <text:h text:style-name="P63" text:outline-level="3"><text:bookmark text:name="__RefHeading__1325_1252993701"/>Avantages<text:bookmark-end text:name="__RefHeading__1325_1252993701"/></text:h>
      <text:p text:style-name="P1"/>
      <text:p text:style-name="P1">Si l'on devait décrire de manière synthétique les avantages apportés par le logiciel libre, en particulier dans notre contexte public,on pourrait dire :</text:p>
      <text:list xml:id="list30262471" text:continue-numbering="true" text:style-name="L1">
        <text:list-item>
          <text:p text:style-name="P21">le logiciel libre n'est pas gratuit mais souvent moins cher, et surtout avec un coût modulable en fonction de la criticité des systèmes</text:p>
        </text:list-item>
        <text:list-item>
          <text:p text:style-name="P21">le logiciel libre est piloté par les besoins, minimisant les évolutions superflues, </text:p>
        </text:list-item>
        <text:list-item>
          <text:p text:style-name="P21">le logiciel libre permet de gérer les versions selon son contexte,<text:change-start text:change-id="ct337756904"/> <text:change-end text:change-id="ct337756904"/>et même de se fixer sur une version en assurant son support à long terme,</text:p>
        </text:list-item>
        <text:list-item>
          <text:p text:style-name="P21">le logiciel libre facilite les expérimentations et l'adaptation au volume d'usage, l'absence de droit d'usage permettant de varier fortement sans contrainte</text:p>
        </text:list-item>
        <text:list-item>
          <text:p text:style-name="P21">le logiciel libre facilite la mutualisation entre acteurs publics que cela soit dès l'expression de besoins ou en capitalisant sur des souches existantes</text:p>
        </text:list-item>
        <text:list-item>
          <text:p text:style-name="P21">le logiciel libre apporte une transparence accrue dans la définition et l'animation de politique de sécurité des systèmes d'information, avec une exigence et un coût adaptable par le choix du niveau de support</text:p>
        </text:list-item>
        <text:list-item>
          <text:p text:style-name="P21">le logiciel libre assure une réelle mise en concurrence, par achat de service auprès de sociétés mises sur un pied d'égalité par la publication des sources</text:p>
        </text:list-item>
      </text:list>
      <text:p text:style-name="P2"/>
      <text:p text:style-name="P2">Appliqué au contexte de la commande publique, le recours au logiciel libre est une opportunité de réintégrer le principe de mise en concurrence et d'ouverture à la commande publique dans l'achat de logiciels et de services. La jurisprudence a ainsi récemment rappelé qu'un pouvoir adjudicateur pouvait sans remettre en cause les principes de l'achat public organiser une mise en concurrence basée sur une solution libre choisie unilatéralement par l'Administration (Arrêt du Conseil d'Etat n°350431 du 30 septembre 2011).</text:p>
      <text:h text:style-name="P63" text:outline-level="3"><text:bookmark text:name="__RefHeading__1329_1252993701"/><text:soft-page-break/>Limites/points d'attention<text:bookmark-end text:name="__RefHeading__1329_1252993701"/></text:h>
      <text:p text:style-name="P2"/>
      <text:p text:style-name="P2"><text:change text:change-id="ct337409664"/>Le logiciel libre a aussi ses limites et fait l'objet de quelques points d'attention que l'on pourrait ainsi résumer :</text:p>
      <text:list xml:id="list29437472" text:style-name="L9">
        <text:list-item>
          <text:p text:style-name="P26">le logiciel libre est lié à une communauté, <text:change-start text:change-id="ct337790176"/>qu'<text:change-end text:change-id="ct337790176"/>il convient donc de connaître et de suivre <text:change text:change-id="ct336978352"/>pour s'assurer de la pérennité et du sérieux de la solution<text:change-start text:change-id="ct336914168"/> ;<text:change-end text:change-id="ct336914168"/></text:p>
        </text:list-item>
        <text:list-item>
          <text:p text:style-name="P26">les licences libres <text:change-start text:change-id="ct337306128"/>n'échappent pas au <text:change-end text:change-id="ct337306128"/><text:change text:change-id="ct117483648"/>droit de la propriété intellectuelle, <text:change-start text:change-id="ct337359624"/>elles disposent de modalités spécifiques qu'il <text:change-end text:change-id="ct337359624"/><text:change text:change-id="ct337844480"/>faut <text:change text:change-id="ct337781392"/>gérer en particulier dans le développement<text:change-start text:change-id="ct337776288"/> logiciel ;<text:change-end text:change-id="ct337776288"/></text:p>
        </text:list-item>
        <text:list-item>
          <text:p text:style-name="P26">pour le simple utilisateur final, l'effet de marque et de marketing vaut aussi dans le logiciel, et le logiciel libre n'ayant pas de prix est parfois jugé sans valeur<text:change-start text:change-id="ct337168488"/>. La conduite du changement auprès des utilisateurs finaux est donc un point particulier d'attention<text:change-end text:change-id="ct337168488"/><text:change-start text:change-id="ct337765744"/> ;<text:change-end text:change-id="ct337765744"/></text:p>
        </text:list-item>
        <text:list-item>
          <text:p text:style-name="P26">la possibilité de contribuer au développement du logiciel par l'accès au code source ne doit pas <text:change text:change-id="ct112112992"/><text:change-start text:change-id="ct336956072"/>mener à<text:change-end text:change-id="ct336956072"/> multiplier les ajouts de code spécifique, au risque de perdre le lien avec la souche communautaire et d'avoir à supporter une solution isolée sur le long terme. Une démarche d'analyse de la valeur de l'écart au « standard » s'impose avec rigueur</text:p>
        </text:list-item>
        <text:list-item>
          <text:p text:style-name="P26">la participation à la dynamique du libre est liée à la contribution, l'utilisateur, surtout professionnel, ne peut se limiter à profiter du système il doit entretenir le modèle par réinjection d'une part de ses gains sous une forme ou une autre</text:p>
        </text:list-item>
        <text:list-item>
          <text:p text:style-name="P26">certains éditeurs jouent à la marge du modèle du logiciel libre, en gérant une version dite « entreprise » ou « premium » sous licence classique propriétaire et une version dite « communautaire » sous licence libre, mais qui est en général en retard sur l'autre version. C'est le modèle dit du « Freemium ». Ces souches, portées par un éditeur plus que par une communauté, doivent être utilisées avec prudence car elles risquent toujours d'être « propriétarisées ».</text:p>
        </text:list-item>
      </text:list>
      <text:p text:style-name="P2"/>
      <text:h text:style-name="P63" text:outline-level="3"><text:bookmark text:name="__RefHeading__1327_1252993701"/>Les différents contextes d'usage<text:bookmark-end text:name="__RefHeading__1327_1252993701"/></text:h>
      <text:p text:style-name="P3"><text:change text:change-id="ct337778040"/><text:change-start text:change-id="ct336913040"/>Lors de la construction d'<text:change-end text:change-id="ct336913040"/>un système d'information le choix d'utiliser du logiciel libre, voire de développer selon le modèle libre, doit être peser selon des critères prenant en compte le cadre d'utilisation, le nombre d'acteurs concernés, la complexité du système et l'implication nécessaire.</text:p>
      <text:h text:style-name="P64" text:outline-level="4"><text:bookmark text:name="__RefHeading__1299_1252993701"/>Les cadres favorables au modèle libre <text:bookmark-end text:name="__RefHeading__1299_1252993701"/></text:h>
      <text:p text:style-name="P1"/>
      <text:list xml:id="list29424876" text:style-name="L10">
        <text:list-item>
          <text:list>
            <text:list-item>
              <text:list>
                <text:list-item>
                  <text:list>
                    <text:list-item>
                      <text:p text:style-name="P51"><text:bookmark text:name="__RefHeading__1301_1252993701"/>Un logiciel libre existant et internationalement reconnu<text:bookmark-end text:name="__RefHeading__1301_1252993701"/></text:p>
                    </text:list-item>
                  </text:list>
                </text:list-item>
              </text:list>
            </text:list-item>
          </text:list>
        </text:list-item>
      </text:list>
      <text:p text:style-name="P1"/>
      <text:p text:style-name="P1"><text:tab/>Certains logiciels libre<text:change-start text:change-id="ct111757096"/>s<text:change-end text:change-id="ct111757096"/> sont tenus par une communauté déjà très forte avec de nombreux utilisateurs (Jboss, Firefox...). <text:s/>Dans certains cas le logiciel libre devient incontournable comme par exemple pour le serveur web Apache qui est utilisé par près de 60% du parc installé (fin 2011).</text:p>
      <text:p text:style-name="P2">Dans ce cas la réduction des coûts est directe, et le produit est immédiatement utilisable et souvent suffisamment supporté au travers de la communauté. Il reste cependant possible de se mettre en lien avec la communauté de développement pour remonter le cas échéant les rapports de dysfonctionnement et contribuer à l'amélioration du logiciel.</text:p>
      <text:p text:style-name="P2">Des exemples de ce <text:change text:change-id="ct338035792"/><text:change-start text:change-id="ct111818560"/>type<text:change-end text:change-id="ct111818560"/> sont omniprésents et amènent au déploiement de plus en plus important dans le secteur public comme privé de grandes souches libres: Linux, Apache, Firefox, Thunderbird, Jboss, OpenSSL, Eclipse, OpenOffice/LibreOffice...</text:p>
      <text:p text:style-name="P2"><text:soft-page-break/>Dans le cas des logiciels pour les simples utilisateurs finaux, il conviendra toutefois d'assurer une conduite du changement pour préparer l'introduction d'un nouveau logiciel, surtout s'il vient remplacer un dominant du marché. Ceci doit être intégré à l'équation économique.</text:p>
      <text:p text:style-name="P1"/>
      <text:list xml:id="list30262691" text:continue-numbering="true" text:style-name="L10">
        <text:list-item>
          <text:list>
            <text:list-item>
              <text:list>
                <text:list-item>
                  <text:list>
                    <text:list-item>
                      <text:p text:style-name="P47"><text:bookmark text:name="__RefHeading__1303_1252993701"/><text:span text:style-name="T6">Un déploiement de logiciel sur une grande infrastructure</text:span> <text:bookmark-end text:name="__RefHeading__1303_1252993701"/></text:p>
                    </text:list-item>
                  </text:list>
                </text:list-item>
              </text:list>
            </text:list-item>
          </text:list>
        </text:list-item>
      </text:list>
      <text:p text:style-name="P1"/>
      <text:p text:style-name="P1"><text:tab/>Dans certains grands systèmes ou pour certaines applications utilisateurs, il est nécessaire d'acheter un grands nombre de licences. Des milliers de licences de base de données ou de systèmes d'exploitation peuvent rapidement donner des coûts astronomiques.</text:p>
      <text:p text:style-name="P2">Il peut <text:change text:change-id="ct337904544"/><text:change-start text:change-id="ct337907128"/>vite<text:change-end text:change-id="ct337907128"/> devenir rentable de supporter directement voire d'améliorer une souche libre existante pour <text:change-start text:change-id="ct112100352"/>ré<text:change-end text:change-id="ct112100352"/><text:change text:change-id="ct337904272"/>pondre exactement <text:change-start text:change-id="ct112099824"/>à son<text:change-end text:change-id="ct112099824"/><text:change text:change-id="ct112100080"/> besoin et <text:change-start text:change-id="ct112077608"/>ce faisant <text:change-end text:change-id="ct112077608"/><text:change text:change-id="ct337950096"/>participer à la maintenance de cette souche. Qui plus est cet investissement peut être utile à tout autre acteur public.</text:p>
      <text:p text:style-name="P2">Le meilleur exemple, qui plus est chiffré, est celui de la DGI<text:change-start text:change-id="ct337949824"/> en 2005<text:change-end text:change-id="ct337949824"/>. Face au nombre de serveurs qu'ils devaient équiper, l'usage des logiciels libres s'avère diviser les coûts de fonctionnement des applicatifs d'un rapport moyen 10. Cette réduction impressionnante des coûts est pourtant obtenue en mettant en place un marché de maintenance dans des conditions très strictes (délais de 48h de résolution...) sur plus de 100 souches logicielles. </text:p>
      <text:p text:style-name="P2">A l'échelle de l'Etat, une souche déployée sur un grand nombre de ministère<text:change-start text:change-id="ct111818288"/> constitue de fait un déploiement à grande échelle<text:change-end text:change-id="ct111818288"/><text:change text:change-id="ct337360144"/> et pour peu que le support ait pu être mutualisé est fortement avantageuse économiquement.</text:p>
      <text:p text:style-name="P2"/>
      <text:p text:style-name="P2">Quand il s'agit de postes utilisateurs, le déploiement peut se faire de manière homogène sur l'ensemble du parc, y compris lors des montées de version sans coût particulier dû soit à des rachats de licences, soit à l'achat de licence évolutive. L'homogénéité du parc est particulièrement importante car elle induit des baisses de coût de support utilisateurs et une augmentation de la qualité perçue par les utilisateurs.</text:p>
      <text:p text:style-name="P2"/>
      <text:list xml:id="list30254722" text:continue-numbering="true" text:style-name="L10">
        <text:list-item>
          <text:list>
            <text:list-item>
              <text:list>
                <text:list-item>
                  <text:list>
                    <text:list-item>
                      <text:p text:style-name="P51"><text:bookmark text:name="__RefHeading__1305_1252993701"/>Un logiciel utilisé dans un contexte virtualisé ou à fort changement de charge<text:bookmark-end text:name="__RefHeading__1305_1252993701"/></text:p>
                    </text:list-item>
                  </text:list>
                </text:list-item>
              </text:list>
            </text:list-item>
          </text:list>
        </text:list-item>
      </text:list>
      <text:p text:style-name="P13"/>
      <text:p text:style-name="P2"><text:tab/>Dans une logique comparable, le déploiement dans un contexte virtualisé simplifie la création de serveurs logiques et l'adaptation de leur nombre ou de la puissance processeur accordée. La gestion et le paiement des licences propriétaires peut être soit un frein à cette adaptabilité, soit un générateur de complexité et de coût qui n'est pas optimisé. En effet les licences propriétaires ont des coûts liés à la puissance physique maximale utilisée.</text:p>
      <text:p text:style-name="P2">A contrario, le coût de support, interne ou externe, du logiciel libre n'est pas modifié par l'intensité de l'usage et dépend de l'exigence en qualité de service<text:change text:change-id="ct337832280"/><text:change-start text:change-id="ct337359872"/> et<text:change-end text:change-id="ct337359872"/> donc <text:change text:change-id="ct337832008"/><text:change-start text:change-id="ct337844728"/>de<text:change-end text:change-id="ct337844728"/> la criticité de l'usage. Dans la plupart des cas, il sera très inférieur au coût de licences couvrant le déploiement en pointe de charge.</text:p>
      <text:p text:style-name="P2"/>
      <text:list xml:id="list30258704" text:continue-numbering="true" text:style-name="L10">
        <text:list-item>
          <text:list>
            <text:list-item>
              <text:list>
                <text:list-item>
                  <text:list>
                    <text:list-item>
                      <text:p text:style-name="P51"><text:bookmark text:name="__RefHeading__1307_1252993701"/>Un logiciel utilisé dans le contexte du développement agile<text:bookmark-end text:name="__RefHeading__1307_1252993701"/></text:p>
                    </text:list-item>
                  </text:list>
                </text:list-item>
              </text:list>
            </text:list-item>
          </text:list>
        </text:list-item>
      </text:list>
      <text:p text:style-name="P2"/>
      <text:p text:style-name="P2"><text:tab/>Le développement agile est par définition opportuniste et ajoute des fonctions au fur et à mesure de la définition des besoins <text:change text:change-id="ct338040136"/><text:change-start text:change-id="ct337760440"/>exprimés par<text:change-end text:change-id="ct337760440"/> les utilisateurs. Ce mode de développement permet aussi de procéder, d'une manière limitée, par essais/erreurs. Il est donc difficile d'avoir une vision précise d'entré sur les bases logicielles qui sont utiles et qui devront être intégrées. </text:p>
      <text:p text:style-name="P2">L'usage du logiciel libre permet de piocher au fur et à mesure du développement dans les souches disponibles, dans <text:change-start text:change-id="ct337434152"/>le <text:change-end text:change-id="ct337434152"/>cadre technologique propre à chaque entité, en fonction de leur adéquation, sans <text:change-start text:change-id="ct337775320"/>frein lié au<text:change-end text:change-id="ct337775320"/><text:change text:change-id="ct337788528"/> droit d'usage dans la phase de développement ni dans la phase d'exploitation.</text:p>
      <text:p text:style-name="P2"/>
      <text:list xml:id="list30251925" text:continue-numbering="true" text:style-name="L10">
        <text:list-item>
          <text:list>
            <text:list-item>
              <text:list>
                <text:list-item>
                  <text:list>
                    <text:list-item>
                      <text:p text:style-name="P51"><text:bookmark text:name="__RefHeading__1309_1252993701"/>Face à des postures dominantes sans, ou avec une faible, concurrence commerciale<text:bookmark-end text:name="__RefHeading__1309_1252993701"/></text:p>
                    </text:list-item>
                  </text:list>
                </text:list-item>
              </text:list>
            </text:list-item>
          </text:list>
        </text:list-item>
      </text:list>
      <text:p text:style-name="P2"/>
      <text:p text:style-name="P2"><text:tab/>Certains produits d'éditeur ont de moins en moins d'alternatives commerciales crédibles, le leader ayant éliminé la concurrence. Le logiciel libre apporte alors des possibilités de remise en concurrence et donc de réduction des coûts.Certaines alternatives libres sont à un niveau fonctionnel élevé et peuvent devenir un<text:change-start text:change-id="ct337770656"/>e alternative aux<text:change-end text:change-id="ct337770656"/><text:change text:change-id="ct338038464"/> logiciels propriétaires <text:change text:change-id="ct337487560"/><text:change-start text:change-id="ct337486080"/>pour<text:change-end text:change-id="ct337486080"/> un coût limité au support assuré de manière forfaitaire et <text:change text:change-id="ct337841672"/>mutualisé <text:change-start text:change-id="ct337134896"/>autant <text:change-end text:change-id="ct337134896"/>que possible. Les systèmes Linux ont ainsi clairement montrés leur efficacité face aux systèmes propriétaires.</text:p>
      <text:p text:style-name="P2"><text:change-start text:change-id="ct337766488"/>Lorsque le contour fonctionnel d'un logiciel libre est moins riche que son équivalent propriétaire, il peut néanmoins répondre aux besoins du plus grand<text:change-end text:change-id="ct337766488"/><text:change-start text:change-id="ct337791176"/> nombre, ce qui permet de limiter les achats coûteux de licences aux stricts besoins.<text:change-end text:change-id="ct337791176"/><text:change text:change-id="ct337777016"/><text:change-start text:change-id="ct337758608"/> <text:change-end text:change-id="ct337758608"/>C'est le cas dans le domaine des bases de données où PostgreSQL constitue une alternative à développer.</text:p>
      <text:p text:style-name="P2">Par ailleurs les éditeurs des grandes solutions ont tendance à apporter un support limité <text:change-start text:change-id="ct337774472"/>en dehors des situations nominales<text:change-end text:change-id="ct337774472"/><text:change text:change-id="ct337762952"/>, alors que le principe même du support logiciel libre s'applique directement aux problèmes rencontrés sur le terrain et dans des contraintes de temps choisies contractuellement.</text:p>
      <text:p text:style-name="P2">Une attention particulière doit être apportée aux projets d'acquisition de solutions progicielles, qui constituent pour les éditeurs de composants d'infrastructures propriétaires (SGBD, OS,...) des chevaux de Troie pour imposer leur solution sous prétexte de compatibilité avec les applicatifs proposés.</text:p>
      <text:p text:style-name="P2">Les ministères financiers ont démontré l'intérêt de l'utilisation du logiciel libre face à une position dominante, même hors des grands éditeurs classiques, dans le cadre de la reprise d'une application en Cobol. L'usage d'OpenCobol leur a permis de réduire le coût d'un facteur supérieur à 10.</text:p>
      <text:p text:style-name="P2"/>
      <text:list xml:id="list30273132" text:continue-numbering="true" text:style-name="L10">
        <text:list-item>
          <text:list>
            <text:list-item>
              <text:list>
                <text:list-item>
                  <text:list>
                    <text:list-item>
                      <text:p text:style-name="P51"><text:bookmark text:name="__RefHeading__1311_1252993701"/>Un même besoin à traiter par de nombreux acteurs publics<text:bookmark-end text:name="__RefHeading__1311_1252993701"/></text:p>
                    </text:list-item>
                  </text:list>
                </text:list-item>
              </text:list>
            </text:list-item>
          </text:list>
        </text:list-item>
      </text:list>
      <text:p text:style-name="P2"/>
      <text:p text:style-name="P2"><text:tab/>Des besoins liés au métier ou à la réglementation sont les mêmes chez de nombreux acteurs publics. Dans ce contexte, il est particulièrement contre-productif que chaque acteur fasse ses développements spécifiques de son côté, et paye donc la totalité plutôt que de partager la charge du développement. Que cela soit pour développer un système de gestion d'aide au niveau local ou une plateforme de dématérialisation des marchés publics, il est aisé de voir qu'une association des acteurs facilitée par le modèle libre sera profitable à chacun.</text:p>
      <text:p text:style-name="P2">Les collectivités territoriales ont pour certaines compris ce point et ont mis en place des associations ayant pour objet de fédérer leurs développements selon le modèle libre comme l'ADULLACT.</text:p>
      <text:p text:style-name="P2">Il est d'ailleurs remarquable de noter que l'on constate une augmentation de la qualité technique des développements réalisés en vue de publication sous licences libres comparativement aux développements spécifiques réalisés précédemment. C'est aussi un effet positif de devoir ouvrir le contenu du développement à l'externe et ainsi prouver son excellence.</text:p>
      <text:p text:style-name="P2"/>
      <text:list xml:id="list30272498" text:continue-numbering="true" text:style-name="L10">
        <text:list-item>
          <text:list>
            <text:list-item>
              <text:list>
                <text:list-item>
                  <text:list>
                    <text:list-item>
                      <text:p text:style-name="P51"><text:bookmark text:name="__RefHeading__1313_1252993701"/>Un déploiement dans des contextes multiples d'acteurs publics, voire privés<text:bookmark-end text:name="__RefHeading__1313_1252993701"/></text:p>
                    </text:list-item>
                  </text:list>
                </text:list-item>
              </text:list>
            </text:list-item>
          </text:list>
        </text:list-item>
      </text:list>
      <text:p text:style-name="P2"/>
      <text:p text:style-name="P2"><text:tab/>Certaines fonctions de l'Etat amènent à établir des applications ou des systèmes d'interfaçage utilisables par des acteurs très nombreux ne serait-ce que les différents types de collectivités territoriales. Par exemple la comptabilité publique doit faire des échanges de relevés comptables <text:soft-page-break/>formatés avec les ordonnateurs locaux. Ces fonctions doivent pouvoir être intégrées aux systèmes de ces partenaires et donc utilisées parfois même par des éditeurs.</text:p>
      <text:p text:style-name="P2">Avoir des licences d'utilisation ouvertes sur des populations aussi large, et qui permettent une intégration large, revient presque à avoir une licence libératoire ce qui dans le modèle propriétaire est en général très cher, car contraire à sa logique. <text:s/>Qui plus est dans ce contexte il n'est pas facile à l'Etat de payer tout ou partie pour tous les acteurs publics. <text:change-start text:change-id="ct337773608"/>Au final, les licences de logiciel libre règlent la question d'une diffusion large et sans nécessiter aucun contrôle centralisé<text:change-end text:change-id="ct337773608"/><text:change text:change-id="ct337797576"/>. La simplicité de gestion, la réduction des coûts et la commodité de réutilisation sont évidentes.</text:p>
      <text:p text:style-name="P2">Des exemples de contexte éligibles sont donnés par tous les systèmes développés par l'Etat en rapport avec ses nombreux partenaires, comme par exemple Xemelios de la DGFiP, pour le traitement des fichiers de dématérialisation de la chaîne comptable et financière.</text:p>
      <text:p text:style-name="P2"/>
      <text:h text:style-name="P64" text:outline-level="4"><text:bookmark text:name="__RefHeading__1315_1252993701"/><text:span text:style-name="T7">Les contextes défavorables au modèle libre</text:span><text:span text:style-name="T3"> </text:span><text:bookmark-end text:name="__RefHeading__1315_1252993701"/></text:h>
      <text:p text:style-name="P3"/>
      <text:list xml:id="list30265524" text:continue-numbering="true" text:style-name="L10">
        <text:list-item>
          <text:list>
            <text:list-item>
              <text:list>
                <text:list-item>
                  <text:list>
                    <text:list-item>
                      <text:p text:style-name="P47"><text:bookmark text:name="__RefHeading__1317_1252993701"/><text:span text:style-name="T6">Petit nombre d'acteurs concernés par la mise en oeuvre </text:span><text:line-break/><text:bookmark-end text:name="__RefHeading__1317_1252993701"/></text:p>
                    </text:list-item>
                  </text:list>
                </text:list-item>
              </text:list>
            </text:list-item>
          </text:list>
        </text:list-item>
      </text:list>
      <text:p text:style-name="P2"><text:tab/>Le développement selon le modèle libre nécessite pour être utile de mettre en place une communauté de contributeurs qui vont pouvoir échanger et mutualiser leurs efforts. Si les entités concernées ou devant maîtriser le développement d'un logiciel sont peu nombreuses et mal identifiées, il est moins utile d'en libérer le développement. Il tient lieu cependant d'être prudent et parfois il peut être utile de garder la possibilité de le faire (il faut se rappeler de l'impossibilité contractuelle de réutilisation de la plateforme de dématérialisation des appels d'offres de la Défense, en 2004 qui a coûté plusieurs millions d'euros à l'Etat).</text:p>
      <text:p text:style-name="P2"/>
      <text:list xml:id="list30247967" text:continue-numbering="true" text:style-name="L10">
        <text:list-item>
          <text:list>
            <text:list-item>
              <text:list>
                <text:list-item>
                  <text:list>
                    <text:list-item>
                      <text:p text:style-name="P51"><text:bookmark text:name="__RefHeading__1319_1252993701"/>Système complet et complexe (par rapport à brique/module) <text:bookmark-end text:name="__RefHeading__1319_1252993701"/></text:p>
                    </text:list-item>
                  </text:list>
                </text:list-item>
              </text:list>
            </text:list-item>
          </text:list>
        </text:list-item>
      </text:list>
      <text:p text:style-name="P2"/>
      <text:p text:style-name="P2"><text:tab/>Le principe de mutualisation qui sous-tend le modèle libre rend plus utile d'avoir une approche modulaire dans le développement et la conception des systèmes d'information. Les briques et modules plus facilement abordables par de nouveaux entrants, plus facilement réutilisable dans des nombreux systèmes, plus légères à maintenir sont plus éligibles au modèle libre. </text:p>
      <text:p text:style-name="P2">Les systèmes complets et complexes deviennent parfois si difficile à gérer qu'il faut un professionnel dédié, c'est à dire un éditeur... C'est encore le cas des systèmes de gestion tels les PGI généralistes, même si des PGI dans des contextes dédiés commencent à être crédible, comme la solution Cocktail utilisée par des universités et établissements d'enseignement. </text:p>
      <text:p text:style-name="P2">Il est toutefois notable de constater que les principes d'urbanisation et de bonne gestion de l'évolution des systèmes d'information tendent à limiter l'usage de systèmes monolithiques pour favoriser la modularité qui correspond au modèle libre.</text:p>
      <text:p text:style-name="P2"/>
      <text:h text:style-name="P56" text:outline-level="1"><text:bookmark text:name="__RefHeading__1321_1252993701"/>L'action interministérielle sur le logiciel libre<text:bookmark-end text:name="__RefHeading__1321_1252993701"/></text:h>
      <text:p text:style-name="P2"/>
      <text:p text:style-name="P2">Les avantages et contextes d'usage favorables du logiciel libre étant connu, il est clair que l'Etat a intérêt à en développer le déploiement. Toutefois pour en dégager le maximum d'efficacité aussi bien économique qu'en terme de qualité, il convient de le faire de manière concertée et coordonnée.</text:p>
      <text:p text:style-name="P2"/>
      <text:p text:style-name="P2">Il faut donc une action continue en interministériel.</text:p>
      <text:p text:style-name="P2"><text:soft-page-break/></text:p>
      <text:h text:style-name="P59" text:outline-level="2"><text:bookmark text:name="__RefHeading__1333_1252993701"/>Instaurer une convergence effective sur des souches de logiciels libres<text:bookmark-end text:name="__RefHeading__1333_1252993701"/></text:h>
      <text:p text:style-name="P2"/>
      <text:p text:style-name="P2">Le principe fondateur du logiciel libre est la mise en commun des efforts. La concentration des acteurs sur certaines souches est un gage d'efficacité. Ainsi les efforts de développement d'expertise, les coûts de corrections de bug, parfois à la charge de l'utilisateur, voire d'évolution seront mutualisés.</text:p>
      <text:p text:style-name="P2">Un cadre de convergence des souches à privilégier dans le développement des systèmes d'information de l'Etat, défini sur le premier semestre 2012, est maintenu en concertation interministérielle. Il touche en priorité les systèmes les plus déployés, sur les serveurs comme sur les postes bureautiques.</text:p>
      <text:p text:style-name="P2">Ce cadre ne fait pas obstacle à l'innovation par essai de nouvelles souches, qui pourront aider à l'évolution du cadre.</text:p>
      <text:p text:style-name="P2">Ce cadre ne rend pas non plus obligatoire l'évolution adaptative des applications existantes non conformes.</text:p>
      <text:p text:style-name="P2">Par contre il défini des versions de référence à privilégier et indique les solutions à abandonner, avec des réserves éventuelles pour des contextes d'usage particuliers.</text:p>
      <text:p text:style-name="P2"/>
      <text:p text:style-name="P1"><text:span text:style-name="T3">Ce cadre est aussi une composante indispensable à la convergence progressive des contextes d'exploitation et à la mutualisation de certains moyens. A ce titre il doit être intégré dans tous les</text:span> cadres technologiques des ministères et pris en compte à l'occasion de nouveaux développements et de refontes majeures.</text:p>
      <text:p text:style-name="P1"/>
      <text:p text:style-name="P1">Chaque ministère doit faire ses meilleurs efforts pour le maintien à jour de ce cadre et son renforcement progressif. En particulier il déclarera régulièrement l'usage fait des souches du cadre et les usages hors du cadre, pour permettre le suivi de sa prise en compte et la gestion de son évolution.</text:p>
      <text:p text:style-name="P1"/>
      <text:p text:style-name="P1">Le cadre de convergence est publié et remis à jour sur un rythme trimestriel, en lien avec les marchés de support interministériels, sur l'outil collaboratif de l'équipe « noyau » (cf organisation).</text:p>
      <text:p text:style-name="P1"/>
      <text:h text:style-name="P60" text:outline-level="2"><text:bookmark text:name="__RefHeading__1335_1252993701"/>Activer un réseau d'expertise sur les souches de convergence<text:bookmark-end text:name="__RefHeading__1335_1252993701"/></text:h>
      <text:p text:style-name="P11"/>
      <text:p text:style-name="P1">L'efficacité de la mise en commun autour du logiciel libre vient aussi du partage d'expertise et de la montée en compétence sur les souches. Chaque ministère peut difficilement être compétent sur l'ensemble des souches, mais chacun a des compétences. La constitution d'un réseau d'experts permet de faire profiter l'ensemble des ministères des expertises ponctuelles nécessaires.</text:p>
      <text:p text:style-name="P1">Les porteurs de ce type d'expertise sont naturellement volontaires pour le partage et sont valorisés par l'usage de leur compétence. Le plus difficile est d'organiser la mise en relation et d'assurer l'acceptation de la hiérarchie de la charge induite, même limitée, de participation à l'effort interministériel.</text:p>
      <text:p text:style-name="P1">Il convient de constituer des réseaux portés par une mise en relation physique événementielle, indispensable à la création d'un échange riche et suivi, et par une mise en relation électronique en travail collaboratif. Plusieurs outils sont mis en place à cette fin :</text:p>
      <text:list xml:id="list29433725" text:style-name="L11">
        <text:list-item>
          <text:p text:style-name="P48">les groupes de travail thématiques, avec rencontre régulière sur les sujets bureautiques (MimO), socle serveur (MimOS), exploitation bureautique (MimOG) et base de données <text:soft-page-break/>(Mim<text:change text:change-id="ct337791936"/><text:change-start text:change-id="ct112102352"/>BD<text:change-end text:change-id="ct112102352"/>)</text:p>
        </text:list-item>
        <text:list-item>
          <text:p text:style-name="P48">la « journée logiciel libre » favorisant l'ouverture à de nouveaux acteurs, et permettant d'ouvrir de nouveaux sujets ou de diffuser largement des retours d'expérience </text:p>
        </text:list-item>
        <text:list-item>
          <text:p text:style-name="P48">les listes de diffusion, par groupes thématiques ou sur des thèmes définis, permettant de faire appel dans l'instant au réseau sur des questions précises</text:p>
        </text:list-item>
        <text:list-item>
          <text:p text:style-name="P48">les sites collaboratifs des groupes thématiques pour le partage de ressource (CD de distribution ou valise pédagogique LibreOffice...)</text:p>
        </text:list-item>
      </text:list>
      <text:p text:style-name="P1">Chaque ministère est appelé à donner explicitement à ses experts des consignes d'implication dans la démarche commune, dans une limite qu'il pourra poser mais qui devra être connue de tous.</text:p>
      <text:p text:style-name="P1"/>
      <text:p text:style-name="P1">Les réseaux d'expertise, et en priorité les groupes thématiques quand ils existent, sont évidemment le creuset de définition et d'évolution du socle de convergence sur leur périmètre de compétence. La liste proposée au cadre de convergence est publiée sur l'outil collaboratif du groupe.</text:p>
      <text:p text:style-name="P1"/>
      <text:p text:style-name="P11"/>
      <text:h text:style-name="P59" text:outline-level="2"><text:bookmark text:name="__RefHeading__1337_1252993701"/><text:span text:style-name="T6">Améliorer le support des logiciels libres dans un contexte économique contrôlé</text:span> <text:bookmark-end text:name="__RefHeading__1337_1252993701"/></text:h>
      <text:p text:style-name="P1"/>
      <text:p text:style-name="P1">Le logiciel libre permet d'adapter sa politique de maintenance en fonction de l'étendue et de la criticité des systèmes. Une grande partie de l'usage du logiciel libre s'est fait sans support particulier, en profitant du support apporté par les communautés. Même si ce moyen reste toujours valable, pour un certain nombre d'usages il est nécessaire d'avoir un support réactif avec des engagements de résultat. </text:p>
      <text:p text:style-name="P1"/>
      <text:p text:style-name="P1">Le logiciel libre permet d'avoir des engagements de support supérieurs aux logiciels propriétaires, car le code est à disposition pour correction en interne ou par un prestataire choisi, alors que les éditeurs, et en particulier les plus grands, ont des processus de support normalisés avec des adaptations aux besoins du client forcément réduits. Le problème des grands logiciels propriétaires est renforcé par la distance des centres de développement et la complexité des processus de publication de version à l'échelle mondiale. En outre, la politique contractuelle des éditeurs élimine généralement toute possibilité pour le client de négocier le niveau de service standard de l'éditeur, niveau de service par ailleurs très protecteur pour ce dernier. </text:p>
      <text:p text:style-name="P1"/>
      <text:p text:style-name="P1">Le MinEFI a démontré la faisabilité et l'efficacité économique de mise en place d'un marché de support par un prestataire de type société de service. Au niveau interministériel, un marché a été monté sous l'égide du SAE et sous la direction du MIOCTI pour couvrir les besoins des autres ministères. Il met en place des mécanismes de réduction des coûts quand plusieurs acteurs demandent du support pour une même souche (plus précisément pour les mêmes versions d'une souche). Ce marché est donc une motivation supplémentaire à l'existence et à la mise en œuvre progressive du cadre de convergence qui aura aussi un effet économique positif. </text:p>
      <text:p text:style-name="P1"/>
      <text:p text:style-name="P1">Le marché de support interministériel est piloté en concertation interministérielle, en échange d'expérience avec le MinEFI, et en démarche d'amélioration continue avec le prestataire.</text:p>
      <text:p text:style-name="P1"/>
      <text:h text:style-name="P59" text:outline-level="2"><text:bookmark text:name="__RefHeading__4511_9772083"/>Contribuer de manière concertée sur des souches choisies<text:bookmark-end text:name="__RefHeading__4511_9772083"/></text:h>
      <text:p text:style-name="P2"/>
      <text:p text:style-name="P2">Au travers du marché de support interministériel et du cadre de convergence, l'Etat va concentrer <text:soft-page-break/>son action sur un ensemble de souches et va le cas échéant contribuer à leur amélioration en reversant des correctifs aux communautés.</text:p>
      <text:p text:style-name="P2">Toutefois, pour respecter la logique de la dynamique du libre, il est nécessaire que l'administration contribue aussi directement <text:change text:change-id="ct117633648"/><text:change-start text:change-id="ct336956256"/>à<text:change-end text:change-id="ct336956256"/> l'enrichissement fonctionnel de certaines souches, en particulier sur celles avec lesquelles il fait le plus d'économie. En réinjectant une faible part de la dépense évitée, les ministères pourraient avoir une action significative d'amélioration de l'offre au profit de tous. </text:p>
      <text:p text:style-name="P2"/>
      <text:p text:style-name="P2">Une règle simple à appliquer serait de réinjecter systématiquement de 5 à 10% des coûts de licences évités. Cela permet de contribuer de manière utile dans tous les cas, de ne pas mettre en risque le gain économique d'usage du libre, sans pour autant faire systématiquement une étude poussée de gain complet.</text:p>
      <text:p text:style-name="P2"/>
      <text:p text:style-name="P2">Cette contribution peut prendre de nombreuses formes :</text:p>
      <text:list xml:id="list29436901" text:style-name="L12">
        <text:list-item>
          <text:p text:style-name="P27">dans les marchés utilisant des logiciels libres, toujours veiller à mettre les efforts nécessaires pour la reprise des éventuelles évolutions de souches par la communauté. Cela apporte de plus la sécurité de la prise en charge de son suivi par la communauté et évite de faire une maintenance spécifique.</text:p>
        </text:list-item>
        <text:list-item>
          <text:p text:style-name="P27">financement de conventions de recherche pour ajout de fonctions évoluées pouvant faire l'objet de travaux universitaires (par exemple un correcteur grammatical polyglotte pour une suite bureautique)</text:p>
        </text:list-item>
        <text:list-item>
          <text:p text:style-name="P27">financement par des fonds sur l'accessibilité pour l'amélioration de logiciel sur les postes de travail</text:p>
        </text:list-item>
        <text:list-item>
          <text:p text:style-name="P27">mise en place d'un marché d'expertise et d'évolution de souches, qui au travers d'un prestataire verse aux communautés</text:p>
        </text:list-item>
        <text:list-item>
          <text:p text:style-name="P27">et bien sûr l'implication <text:s/>à titre professionnel d'agents, souvent passionnés à titre personnel, dans certaines communautés. Cette implication peut être sur le code, mais aussi sur des domaines moins techniques comme la traduction, la documentation...</text:p>
        </text:list-item>
      </text:list>
      <text:p text:style-name="P2"/>
      <text:p text:style-name="P2">Dans la foulée du marché de support interministériel, le MOICTI et le SAE mettent en place un marché d'expertise et d'évolution de souches qui pourra être la base de contributions concertées et partagées interministérielle. Il est évident que cette action aura un poids en proportion des ministères qui s'associeront. L'existence d'un deuxième marché, permet de limiter l'effet négatif de la concentration des achats qui ne favorise pas la montée en puissance de multiples grands acteurs du logiciel libre.</text:p>
      <text:p text:style-name="P2"/>
      <text:p text:style-name="P2"/>
      <text:h text:style-name="P59" text:outline-level="2"><text:bookmark text:name="__RefHeading__4513_9772083"/>Suivre les grandes communautés<text:bookmark-end text:name="__RefHeading__4513_9772083"/></text:h>
      <text:p text:style-name="P2"/>
      <text:p text:style-name="P2">De la même manière que les éditeurs logiciels maintiennent des contacts réguliers avec tous les ministères pour actualiser la connaissance de leurs produits, permettre d'en anticiper les changements voire recueillir les besoins, il est indispensable d'avoir des liens avec les grandes communautés comme la Mozilla Fondation, la Document Fondation. Celles-ci n'ayant toutefois pas une approche commerciale, la logique est inversée. C'est l'administration qui doit se mettre en rapport régulier avec eux.</text:p>
      <text:p text:style-name="P2">Face à ces communautés, il est important pour être entendus de parler d'une seule voix. Cette voix unifiée a <text:s/>plus de poids dans la masse d'utilisateurs existants de part <text:change text:change-id="ct338022512"/>le monde. </text:p>
      <text:p text:style-name="P2">Ces contacts réguliers permettent d'assurer la prise en compte de besoins qui ne sont pas encore couverts, que cela soit fonctionnellement ou dans les processus de gestion des souches. En particulier, il est essentiel que toutes les souches intègrent la logique de version à maintenance <text:soft-page-break/>longue qui corresponde au mode de gestion de nos infrastructures. Ces contacts permettent aussi d'avoir une information précise sur les évolutions à attendre, les besoins des communautés, qui pourraient éventuellement être couverts par des actions interministérielles...</text:p>
      <text:p text:style-name="P2">Certains ministères ont des contacts privilégiés avec certaines communautés, ils sont alors porteurs des échanges, et peuvent organiser des rencontres, <text:change text:change-id="ct337780664"/>tant que de besoin<text:change-start text:change-id="ct338019120"/>s<text:change-end text:change-id="ct338019120"/>, avec les groupes interministériels.</text:p>
      <text:p text:style-name="P11"/>
      <text:h text:style-name="P61" text:outline-level="2"><text:bookmark text:name="__RefHeading__1339_1252993701"/>Déployer des alternatives crédibles et utilisées aux solutions des éditeurs dominants<text:bookmark-end text:name="__RefHeading__1339_1252993701"/></text:h>
      <text:p text:style-name="P12"/>
      <text:p text:style-name="P2">L'Etat doit veiller dans le cadre du développement de ses systèmes d'information à assurer le contrôle des coûts de fonctionnement et le maintien de la performance dans le temps. Pour se faire il doit se préserver des positions dominantes de certains acteurs avec lesquels il n'est plus possible de faire jouer la concurrence.</text:p>
      <text:p text:style-name="P2">Pour se faire il doit veiller à déployer autant que faire se peut des alternatives crédibles apportées par le logiciel libre. </text:p>
      <text:p text:style-name="P2">Dans cet esprit les travaux sur LibreOffice ou PostgreSQL sont essentiels. Ils sont respectivement portés par les groupes thématiques MimO et Mim<text:change text:change-id="ct337355552"/><text:change-start text:change-id="ct338016024"/>BD<text:change-end text:change-id="ct338016024"/>. Ils visent spécifiquement à renforcer la mutualisation sur tous les aspects de <text:change-start text:change-id="ct338006848"/>la <text:change-end text:change-id="ct338006848"/>mise en œuvre de ces logiciels (technologique, accompagnement, retour d'expérience, formations...). Des référents experts sont aussi déterminés.</text:p>
      <text:p text:style-name="P2"/>
      <text:p text:style-name="P2">Le groupe « noyau » (cf organisation) veille, en coordination particulière avec le SAE, à définir les actions ciblées sur certaines souches pour en favoriser spécifiquement l'adoption dans un contexte de mutation de l'offre commerciale vers l'offre libre. La prochaine opération pourrait être sur les couches de virtualisation.</text:p>
      <text:h text:style-name="P62" text:outline-level="2"><text:bookmark text:name="__RefHeading__1341_1252993701"/>Tracer l'usage et ses effets<text:bookmark-end text:name="__RefHeading__1341_1252993701"/></text:h>
      <text:p text:style-name="P11"/>
      <text:p text:style-name="P1">Pour renforcer l'approche logiciel libre, il faut aussi en suivre l'évolution et le déploiement effectif tant dans les centres serveurs qu'au niveau bureautique. Une analyse annuelle des volumes et de la valeur de cet usage, ainsi que de son évolution, est réalisée et publiée.</text:p>
      <text:p text:style-name="P1"/>
      <text:p text:style-name="P1"/>
      <text:h text:style-name="P59" text:outline-level="2"><text:bookmark text:name="__RefHeading__1343_1252993701"/>Développer la culture d'usage des licences libres dans les développements de SI publics<text:bookmark-end text:name="__RefHeading__1343_1252993701"/></text:h>
      <text:p text:style-name="P2"/>
      <text:p text:style-name="P2">L'Etat doit veiller à ce que ses développements soient utilisables par l'ensemble des acteurs impliqués dans ses systèmes d'information. Les nombreux statuts des entités publiques et l'implication éventuelles d'utilisateurs finaux comme les professionnels ou les éditeurs de solutions professionnelles rendent complexes la gestion de <text:change-start text:change-id="ct338015872"/>la <text:change-end text:change-id="ct338015872"/>propriété des codes. </text:p>
      <text:p text:style-name="P2">Sur les développements spécifiques, l'Etat doit <text:change text:change-id="ct337946872"/>préserver <text:change-start text:change-id="ct341732952"/>s<text:change-end text:change-id="ct341732952"/><text:change text:change-id="ct341718808"/>a capacité de libérer les codes selon son intérêt propre indépendamment du prestataire de développement. L'Etat doit donc faire usage, ou préparer l'usage, des licences libres, permissives ou non selon les contextes, et veiller à en imposer cette liberté à ses prestataires dans tout contexte pouvant amener à réutilisation, sauf si un surcoût explicite est induit.</text:p>
      <text:p text:style-name="P2">Un réseau d'expertise est mis en place entre juristes/acheteurs impliqués dans la rédaction des cahiers des clauses administratives. </text:p>
      <text:p text:style-name="P2"><text:soft-page-break/>D'une manière générale, il est mis en place des formations particulières, rapides pour les chefs de projets et les développeurs, et plus étoffées pour les juriste et acheteurs pour apporter une réelle maîtrise du sujet dans les ministères et les DSI.</text:p>
      <text:p text:style-name="P2"/>
      <text:p text:style-name="P2">Le CCAG TIC doit être réexaminé pour définir une option portant la possibilité de libération par l'administration, qui n'existe pas à ce jour. Il doit aussi être enrichi de clauses de responsabilité et obligations des prestataires qui utilisent ou enrichissent du code libre.</text:p>
      <text:p text:style-name="P2"/>
      <text:p text:style-name="P2">La gestion des licences doit par ailleurs être une des composantes de la gouvernance des SI explicite de chaque ministère.</text:p>
      <text:p text:style-name="P2"/>
      <text:h text:style-name="P56" text:outline-level="1"><text:bookmark text:name="__RefHeading__1739_1252993701"/>Cas spécifique de la bureautique<text:bookmark-end text:name="__RefHeading__1739_1252993701"/></text:h>
      <text:p text:style-name="P2"/>
      <text:p text:style-name="P2">La migration d'un grand nombre de postes vers OpenOffice et maintenant LibreOffice a été favorisée par le groupe MimO, qui existe depuis 2005. Cette souche<text:span text:style-name="T8"> est à la fois une application qui est maintenant internationalement reconnue avec une très forte communauté de contributeurs auto-suffisante, et une application qui doit être déployée sur un très grand nombre de poste dont le coût de licence équivalent serait très élevé. Elle apporte à faible coût des parcs homogènes y compris au niveau interministériel grâce aux préconisations MimO. On notera que le support forfaitaire est inférieur à 50k€ annuel dans le marché interministériel... Il est donc naturel que les ministères se tournent de plus en plus vers cette solution. </text:span></text:p>
      <text:p text:style-name="P4"/>
      <text:p text:style-name="P4">L'audit bureautique de juin 2007, mené par la DGME avec 7 ministères sur un périmètre de 780000 postes, avait mis en évidence l'intérêt d'un déploiement renforcé du logiciel libre sur les postes bureautiques avec un gain annuel attendu de 7,9 à 64,8M€, sur le périmètre de ces seuls ministères. Toutefois le changement d'orientation de la DGME n'avait pas permis de mettre en œuvre ses préconisations. </text:p>
      <text:p text:style-name="P4"/>
      <text:p text:style-name="P4">Il appartient à la DISIC de réexaminer cette question et relancer la mise en œuvre du plan d'action.</text:p>
      <text:p text:style-name="P4"/>
      <text:p text:style-name="P4">Un inconvénient mis en avant contre la suite logicielle libre sont ses manques fonctionnels sur certains aspects avancés en particulier sur le tableur. Pour une part d'entre eux il s'agit d'une méconnaissance des possibilités<text:change-start text:change-id="ct338005472"/> réelles de la suite. A l'inverse des fonctionnalités sans équivalent dans la suite Microsoft existent dans la suite libre<text:change-end text:change-id="ct338005472"/><text:change text:change-id="ct341480376"/>. Une meilleure information répétée et une conduite du changement permanente permet<text:change-start text:change-id="ct341571064"/>tent<text:change-end text:change-id="ct341571064"/> d'améliorer cette perception. Pour une autre part le manque fonctionnel est réel, mais concerne un nombre d'usages extrêmement limités assez souvent le fait d'experts. </text:p>
      <text:p text:style-name="P4"/>
      <text:p text:style-name="P4">Vu la masse de déploiement de ces solutions et le coût associé, il convient d'assumer pour des raisons économiques le manque fonctionnel, imperceptible dans la très grande majorité des cas d'usage.</text:p>
      <text:p text:style-name="P4"/>
      <text:p text:style-name="P4">Si l'on fait une comparaison imagée, même si certains voudraient que l'on achète en voiture de service des 4x4 de luxe avec sièges en cuir prêts pour le tout-terrain et coûteux en terme environnemental, il faut se rendre à la raison et l'on se contente de berlines économiques tout à fait adaptées aux trajets courants et respectueuse<text:change-start text:change-id="ct338009784"/>s<text:change-end text:change-id="ct338009784"/> de l'environnement. La même mesure doit être de rigueur dans le logiciel. </text:p>
      <text:p text:style-name="P4"/>
      <text:p text:style-name="P4"><text:soft-page-break/>L'usage de Microsoft Office est parfois encore imposé par le contexte d'échange ou par un usage répété de fonctions avancées, plus proche d'un usage en outil de développement spécialisé avec Excel. Deux mesures doivent être poussées pour ménager cette possibilité avec une coexistence de LibreOffice et Office, tout en intensifiant le déploiement de LibreOffice :</text:p>
      <text:list xml:id="list29427621" text:style-name="L13">
        <text:list-item>
          <text:p text:style-name="P42">Consignes de déploiement généralisé de LibreOffice comme seul outil sur les postes dans chaque ministère avec un quota d'installations mixtes avec licences Microsoft ciblées (de l'ordre de 5 à 10%) dont le cadre d'attribution doit être explicité.</text:p>
        </text:list-item>
        <text:list-item>
          <text:p text:style-name="P42">Limitation des formats d'échange au sein de l'administration de préférence aux formats ODF, et à défaut aux formats historiques (.doc, .xls...), pivot de fait.</text:p>
        </text:list-item>
      </text:list>
      <text:p text:style-name="P4">, et une complémentaire viendrait assurer le dispositif :</text:p>
      <text:list xml:id="list30267326" text:continue-numbering="true" text:style-name="L13">
        <text:list-item>
          <text:p text:style-name="P42">Mise en place d'une plateforme de conversion des formats entre Office Open XML, ODF et formats historiques. Cette plateforme pourra aussi être déployée par chaque ministère et fera foi sur la conversion des documents circulant en interministériel.</text:p>
          <text:p text:style-name="P42"/>
        </text:list-item>
      </text:list>
      <text:p text:style-name="P4">Le format ODF a de grande qualité de normalisation et donc de pérennité, en particulier pour l'archivage intermédiaire, de limitation de la taille des fichiers... Il ne peut toutefois être le seul dans un parc hétérogène Microsoft/solution libre. Il importe de ne pas développer l'usage de deux formats avancés et donc de limiter l'usage aux formats historiques et au format choisi ODF.</text:p>
      <text:p text:style-name="P4"/>
      <text:p text:style-name="P4">Le sujet des formats est beaucoup plus vaste que la stricte question bureautique et doit être traité dans le cadre d'interopérabilité interministériel, à défaut d'un traitement possible dans le RGI. Les choix faits par l'administration devront toujours préserver la possibilité de choisir du logiciel libre pour les mettre en œuvre. Il serait bon que par principe tout format retenu ait une implémentation de référence en logiciel libre. Un soin particulier devra être apporté à la synchronisation des travaux.</text:p>
      <text:p text:style-name="P4"/>
      <text:p text:style-name="P4">L'efficacité de l'usage de la suite bureautique libre, et donc son déploiement effectif et les économies associées, est aussi limitée par quelques facteurs maîtrisables:</text:p>
      <text:list xml:id="list29432331" text:style-name="L14">
        <text:list-item>
          <text:p text:style-name="P43">difficulté d'adoption d'une solution alternative à la « marque » dominante :</text:p>
          <text:p text:style-name="P43">une consigne interministérielle de limitation des coûts bureautiques et de déploiement sur la grande majorité des postes serait utile, avec une demande d'exemplarité des décideurs voire des cabinets.</text:p>
        </text:list-item>
        <text:list-item>
          <text:p text:style-name="P43">absence d'adoption par les structures pivots en fort contact interministériel, (DGME, DGAFP, AIFE, ONP, DB...), avec un usage fort de formats Microsoft récents sur lesquels l'interopérabilité est plus limitée :</text:p>
          <text:p text:style-name="P43">un rappel à l'ordre de ces structures sur les conséquences de leur comportement en terme d'économie générale serait utile, en leur demandant au minimum de rester dans des formats courants et bien interopérables, le tout sans utiliser de fioritures souvent inutiles comme dans les présentations.</text:p>
        </text:list-item>
      </text:list>
      <text:p text:style-name="P4"/>
      <text:p text:style-name="P4">La question de la posture sur la suite bureautique est clairement sensible et ne pourra, quoiqu'il en soit, être traitée qu'avec l'assise d'un gouvernement <text:change text:change-id="ct116024432"/><text:change-start text:change-id="ct341555288"/>récemme<text:change-end text:change-id="ct341555288"/><text:change-start text:change-id="ct115607072"/>nt<text:change-end text:change-id="ct115607072"/> <text:change text:change-id="ct341400512"/><text:change-start text:change-id="ct341494800"/>nommé<text:change-end text:change-id="ct341494800"/>.</text:p>
      <text:p text:style-name="P4"/>
      <text:p text:style-name="P4">Outre ce point majeur de la suite bureautique, le poste de travail est un point d'accumulation de logiciels installés sur des parcs conséquents (souvent en centaine de milliers d'exemplaires). Il est donc essentiel de définir et maintenir un socle bureautique standard libre, déployé sur les postes de l'administration, qui permettra de réduire les coûts. C'est une des tâches essentielle du groupe MimO.</text:p>
      <text:h text:style-name="P56" text:outline-level="1"><text:bookmark text:name="__RefHeading__4515_9772083"/><text:soft-page-break/>Rôle de la DISIC<text:bookmark-end text:name="__RefHeading__4515_9772083"/></text:h>
      <text:p text:style-name="P4"/>
      <text:p text:style-name="P4">La DISIC a un rôle de prescripteur qui doit accompagner certaines conclusions des travaux interministériels, menés avec les ministères les plus avancés, par des orientations claires et diffusées voire des injonctions, pour intégration dans les pratiques de tous les ministères.</text:p>
      <text:p text:style-name="P4"/>
      <text:p text:style-name="P4">A ce jour les orientations et injonctions à retenir<text:change text:change-id="ct341586624"/> sont :</text:p>
      <text:list xml:id="list29435079" text:style-name="L2">
        <text:list-item>
          <text:p text:style-name="P41">Intégration du cadre de convergence sur les souches communes dans tous les cadres technologiques des ministères.</text:p>
        </text:list-item>
        <text:list-item>
          <text:p text:style-name="P41">Examen de l'alternative libre systématique lors des nouveaux développements et des refontes majeures d'application, et à ce titre point sur les choix fait ou à faire dans les projets examinés dans le cadre des articles 7 et 9.</text:p>
        </text:list-item>
        <text:list-item>
          <text:p text:style-name="P41">Justification explicite de choix d'une base de données non libre dans le cadre de tout développement ou refonte majeure.</text:p>
        </text:list-item>
        <text:list-item>
          <text:p text:style-name="P41">Participation fortement conseillée au groupe « noyau » pour l'ensemble des ministères, afin d'être maintenu dans la dynamique.</text:p>
        </text:list-item>
        <text:list-item>
          <text:p text:style-name="P41">Définition explicite par chaque ministère des consignes d'implication des experts à l'effort de mutualisation dans les réseaux d'expertise.</text:p>
        </text:list-item>
        <text:list-item>
          <text:p text:style-name="P41">Révision du CCAG TIC pour mise en place d'une option de développement avec possibilité de libération du code, ainsi que définition des obligations des prestataires dans l'usage des logiciels libres.</text:p>
        </text:list-item>
        <text:list-item>
          <text:p text:style-name="P41">Limitation des formats d'échanges bureautique en interministériel à ODF, voire à défaut aux formats historiques (.doc, .xls...).</text:p>
        </text:list-item>
        <text:list-item>
          <text:p text:style-name="P41">Préconisations aux entités interministérielles de respecter les choix des ministères en veillant à la lisibilité des fichiers diffusés dans des contextes libres (limitation d'usage de fonctions spécifiques Microsoft dernière génération, respect des préconisations de format...)</text:p>
        </text:list-item>
        <text:list-item>
          <text:p text:style-name="P41">Association systématique à tout format préconisé d'une implémentation de référence en logiciel libre. Les formats seront donc de fait ouverts.</text:p>
        </text:list-item>
      </text:list>
      <text:p text:style-name="P4">Et pour un gain maîtrisé sur la bureautique :</text:p>
      <text:list xml:id="list30247573" text:continue-numbering="true" text:style-name="L2">
        <text:list-item>
          <text:p text:style-name="P41">Préconisation explicite de passer à LibreOffice seul sur la grande majorité des postes en conformité avec les versions du cadre de convergence, et en assumant les quelques limitations fonctionnelles.</text:p>
        </text:list-item>
        <text:list-item>
          <text:p text:style-name="P41">Définition d'un pourcentage de licences Microsoft Office maximal cible pour chaque ministère, avec un cadre d'orientation pour les affectations de ces licences.</text:p>
        </text:list-item>
      </text:list>
      <text:p text:style-name="P4"/>
      <text:p text:style-name="P4"/>
      <text:h text:style-name="P56" text:outline-level="1"><text:bookmark text:name="__RefHeading__1331_1252993701"/>Organisation des instances logiciel libre interministérielles<text:bookmark-end text:name="__RefHeading__1331_1252993701"/></text:h>
      <text:p text:style-name="P2"/>
      <text:p text:style-name="P2">Pour travailler en interministériel, mais <text:change-start text:change-id="ct115222448"/>aussi <text:change-end text:change-id="ct115222448"/>s'appuyer à la fois sur la dynamique qui va au-delà des ministères dans la sphère publique, deux niveaux d'instances ont été créés de manière pérenne :</text:p>
      <text:list xml:id="list29440169" text:style-name="L15">
        <text:list-item>
          <text:p text:style-name="P28">Une équipe dite « noyau », strictement interministérielle, qui concentre les prises de décisions, les validations des choix et pilote les actions formelles interministérielles (marchés, organisation de rencontres logiciel libre...)</text:p>
        </text:list-item>
        <text:list-item>
          <text:p text:style-name="P28">Des groupes thématiques de mutualisation, ouverts aux structures publiques, qui réunissent les experts d'un domaine, favorisent l'échange et la montée en compétence, et proposent des orientations.</text:p>
        </text:list-item>
      </text:list>
      <text:p text:style-name="P2"/>
      <text:p text:style-name="P2"><text:soft-page-break/>Cette organisation est à faire vivre dans la durée.</text:p>
      <text:h text:style-name="P59" text:outline-level="2"><text:bookmark text:name="__RefHeading__1345_1252993701"/>L'équipe « noyau »<text:bookmark-end text:name="__RefHeading__1345_1252993701"/></text:h>
      <text:p text:style-name="P2"/>
      <text:p text:style-name="P2">L'équipe « noyau » est l'instance de pilotage, de définition des orientations et des choix au niveau interministériel. A ce titre elle n'accueille que des représentants des ministères, avec au moins un représentant désigné.</text:p>
      <text:p text:style-name="P2"/>
      <text:h text:style-name="P63" text:outline-level="3"><text:bookmark text:name="__RefHeading__4525_9772083"/>Missions de l'équipe<text:bookmark-end text:name="__RefHeading__4525_9772083"/></text:h>
      <text:list xml:id="list29443937" text:style-name="L16">
        <text:list-item>
          <text:p text:style-name="P29">définir et améliorer le cadre de convergence des souches de logiciel libre.</text:p>
        </text:list-item>
        <text:list-item>
          <text:p text:style-name="P29">suivre les groupes thématiques de mutualisation, pour s'assurer de la prise en compte et de la diffusion des travaux, et pour valider les orientations proposées</text:p>
        </text:list-item>
        <text:list-item>
          <text:p text:style-name="P29">piloter les marchés interministériels sur le logiciel libre (support, expertise, évolution...)</text:p>
        </text:list-item>
        <text:list-item>
          <text:p text:style-name="P29">piloter les opérations de contribution hors marchés</text:p>
        </text:list-item>
        <text:list-item>
          <text:p text:style-name="P29">suivre les relations et organisations de points avec les grandes communautés</text:p>
        </text:list-item>
        <text:list-item>
          <text:p text:style-name="P29">choisir et suivre les opérations de déploiement d'alternatives libres</text:p>
        </text:list-item>
        <text:list-item>
          <text:p text:style-name="P29">analyser annuellement l'usage du libre et suivre les indicateurs associés</text:p>
        </text:list-item>
        <text:list-item>
          <text:p text:style-name="P29">définir des opérations de communication et formation sur le logiciel libre en interministériel </text:p>
        </text:list-item>
        <text:list-item>
          <text:p text:style-name="P29">améliorer les pratiques d'usage et de contractualisation autour du logiciel libre</text:p>
        </text:list-item>
        <text:list-item>
          <text:p text:style-name="P29">échanger sur l'activité dans les ministères et sur les besoins naissant, pour favoriser la mutualisation. A ce titre recenser les souches créées dans certains ministères et pouvant être réutilisés par d'autres (ex : Xemelios, OCS...)</text:p>
        </text:list-item>
        <text:list-item>
          <text:p text:style-name="P29">synchroniser les travaux avec les autres projets DISIC </text:p>
        </text:list-item>
        <text:list-item>
          <text:p text:style-name="P29">faire le rapport d'activité à la DISIC</text:p>
        </text:list-item>
      </text:list>
      <text:p text:style-name="P2"/>
      <text:h text:style-name="P63" text:outline-level="3"><text:bookmark text:name="__RefHeading__4527_9772083"/>Moyens de l'équipe<text:bookmark-end text:name="__RefHeading__4527_9772083"/></text:h>
      <text:p text:style-name="P2">Pour l'ensemble de ses missions, ses moyens sont limités au strict nécessaire dans une logique mutualisée :</text:p>
      <text:p text:style-name="P2"/>
      <text:list xml:id="list29448119" text:style-name="L17">
        <text:list-item>
          <text:p text:style-name="P44">réunions physiques trimestrielles dans une salle d'un ministère</text:p>
        </text:list-item>
      </text:list>
      <text:list xml:id="list30262180" text:continue-list="list29443937" text:style-name="L16">
        <text:list-item>
          <text:p text:style-name="P49"><text:span text:style-name="T3">l</text:span>istes de diffusions pour chaque groupe constitué y compris l'équipe « noyau », opérées par le MCC</text:p>
        </text:list-item>
        <text:list-item>
          <text:p text:style-name="P29">site collaboratif au sein du site DISIC, opéré par le MEDDTL</text:p>
        </text:list-item>
      </text:list>
      <text:p text:style-name="P2"/>
      <text:p text:style-name="P2">Par ailleurs pour enrichir le débat, permettre à de nouveaux entrants de découvrir les instances, organiser un échange d'expérience et tester de nouveaux sujets de travail, des « journées du logiciel libre » sont organisées deux fois par an. Elles sont l'occasion de séquences de courtes présentations de retour d'expérience et de débat sur l'usage des logiciels libres dans l'administration. Elles sont réservées à des agents du service public, et ne font pas l'objet de communication pour y garder une parole libre sur les difficultés rencontrées.</text:p>
      <text:p text:style-name="P2"/>
      <text:p text:style-name="P2">Les membres de l'équipe « noyau » ne peuvent de fait que consacrer un temps limité et discontinue à cette activité. Pour maintenir une pression constante, une qualité de la production et une continuité des travaux il est nécessaire d'avoir une personne dédiée, si ce n'est à 100% à très grande proportion de son temps de travail, sur l'animation et la formalisation des travaux de l'équipe « noyau ». Elle pourra aussi assurer le lien formel avec les groupes thématiques de mutualisation.</text:p>
      <text:p text:style-name="P2"><text:soft-page-break/>Cette personne sera à définir dans un ministère ou à la DISIC.</text:p>
      <text:p text:style-name="P2"/>
      <text:p text:style-name="P2">Sans aller jusqu'à avoir un budget, il serait utile à terme que les ministères définissent une enveloppe pour contribution sur certaines souches qui puisse être connue et faire l'objet de proposition d'allocation par l'équipe « noyau ».</text:p>
      <text:p text:style-name="P2"/>
      <text:h text:style-name="P59" text:outline-level="2"><text:bookmark text:name="__RefHeading__1347_1252993701"/>Les groupes thématiques de mutualisation<text:bookmark-end text:name="__RefHeading__1347_1252993701"/></text:h>
      <text:p text:style-name="P2"/>
      <text:p text:style-name="P2">Les groupes thématique de mutualisation sont les instances de réunions des experts d'un domaine pour favoriser le partage d'expérience, la montée en compétence, la constitution de réseaux d'échange et d'assistance, et la proposition d'orientation et de choix techniques. A ce titre il gèrent par subsidiarité l'activité autour des souches de leur domaine.</text:p>
      <text:p text:style-name="P2"/>
      <text:p text:style-name="P2">Quatre groupes sont identifiés :</text:p>
      <text:list xml:id="list29441201" text:style-name="L18">
        <text:list-item>
          <text:p text:style-name="P30">mimO : mutualisation interministérielle pour une bureautique ouverte ;</text:p>
        </text:list-item>
        <text:list-item>
          <text:p text:style-name="P30">mimOG : mutualisation interministérielle pour OCS et GLPI ;</text:p>
        </text:list-item>
        <text:list-item>
          <text:p text:style-name="P30">mimBD : mutualisation interministérielle pour les bases de données ;</text:p>
        </text:list-item>
        <text:list-item>
          <text:p text:style-name="P30">mimOS : mutualisation interministérielle pour le système d’exploitation et couches basses d'exploitation</text:p>
        </text:list-item>
      </text:list>
      <text:p text:style-name="P2"/>
      <text:p text:style-name="P2">Ils accueillent tous des représentants de l'administration d’État, d'organismes publics, de collectivités territoriales …. Tous les participants sont des agents publics.</text:p>
      <text:p text:style-name="P2"/>
      <text:h text:style-name="P63" text:outline-level="3"><text:bookmark text:name="__RefHeading__4529_9772083"/>Missions générales des groupes<text:bookmark-end text:name="__RefHeading__4529_9772083"/></text:h>
      <text:list xml:id="list29436291" text:style-name="L19">
        <text:list-item>
          <text:p text:style-name="P31">élaborer les préconisations pour le socle de convergence,</text:p>
        </text:list-item>
        <text:list-item>
          <text:p text:style-name="P31">identifier les sources de mutualisation possibles, </text:p>
        </text:list-item>
        <text:list-item>
          <text:p text:style-name="P31">collecter les retours d’expériences,</text:p>
        </text:list-item>
        <text:list-item>
          <text:p text:style-name="P31">collecter et diffuser l’information (espaces de discussion et de dépôt de documents),</text:p>
        </text:list-item>
        <text:list-item>
          <text:p text:style-name="P31">jouer le rôle d’interface entre les communautés et les administrations, et organiser des rencontres,</text:p>
        </text:list-item>
        <text:list-item>
          <text:p text:style-name="P31">assurer une veille technologique,</text:p>
        </text:list-item>
        <text:list-item>
          <text:p text:style-name="P31">suivre les travaux des autres chantiers de la DISIC (poste de travail, TCI pour la partie exploitation...), </text:p>
        </text:list-item>
        <text:list-item>
          <text:p text:style-name="P31">animer les espaces collaboratifs,</text:p>
        </text:list-item>
        <text:list-item>
          <text:p text:style-name="P31">faire le rapport d'activité régulier à l'équipe « noyau ».</text:p>
        </text:list-item>
      </text:list>
      <text:p text:style-name="P2"/>
      <text:p text:style-name="P2">Le représentant de la DISIC garantit la connexion entre les chantiers. Les membres participants à d’autres chantiers font des points sur l’état d’avancement de la réflexion sur ces chantiers.</text:p>
      <text:p text:style-name="P2"/>
      <text:h text:style-name="P63" text:outline-level="3"><text:bookmark text:name="__RefHeading__4531_9772083"/>Spécificités des groupes<text:bookmark-end text:name="__RefHeading__4531_9772083"/></text:h>
      <text:h text:style-name="P64" text:outline-level="4"><text:bookmark text:name="__RefHeading__4533_9772083"/>MimO<text:bookmark-end text:name="__RefHeading__4533_9772083"/></text:h>
      <text:p text:style-name="P15">Domaine :</text:p>
      <text:list xml:id="list29439691" text:style-name="L20">
        <text:list-item>
          <text:p text:style-name="P52">ensemble des logiciels applicatifs sur le poste bureautique</text:p>
        </text:list-item>
      </text:list>
      <text:p text:style-name="P15"><text:soft-page-break/></text:p>
      <text:p text:style-name="P15">Missions spécifiques :</text:p>
      <text:list xml:id="list29449978" text:style-name="L21">
        <text:list-item>
          <text:p text:style-name="P32">gérer la distribution de la suite bureautique et des extensions jugées utiles, et outils associés (correcteurs...),</text:p>
        </text:list-item>
        <text:list-item>
          <text:p text:style-name="P32">produire des paquets d’installation, des documentations, des valises pédagogiques...</text:p>
        </text:list-item>
      </text:list>
      <text:p text:style-name="P2"/>
      <text:p text:style-name="P2">A terme cela s'<text:change text:change-id="ct341501592"/><text:change-start text:change-id="ct115222736"/>é<text:change-end text:change-id="ct115222736"/>tendra aussi sur le socle bureautique libre. Les tâches opérationnelles seront portées par certains ministères.</text:p>
      <text:p text:style-name="P2"/>
      <text:p text:style-name="P2">Une liste de sujets à étudier sur 2012 a été mise en avant :</text:p>
      <text:list xml:id="list29447373" text:style-name="L22">
        <text:list-item>
          <text:p text:style-name="P33">évolutions Mozilla Firefox (avec Androïd aussi) et Thundebird,</text:p>
        </text:list-item>
        <text:list-item>
          <text:p text:style-name="P33">usages bureautiques sur les <text:change text:change-id="ct341442032"/><text:change-start text:change-id="ct338380608"/>terminaux<text:change-end text:change-id="ct338380608"/> mobiles (lire les messages et les documents bureautiques sur les téléphones cellulaires, les tablettes...),</text:p>
        </text:list-item>
        <text:list-item>
          <text:p text:style-name="P33">compétition LO/OOo,</text:p>
        </text:list-item>
        <text:list-item>
          <text:p text:style-name="P33">usage de Trustedbird,</text:p>
        </text:list-item>
        <text:list-item>
          <text:p text:style-name="P33">choix Firefox face à Chrome,</text:p>
        </text:list-item>
        <text:list-item>
          <text:p text:style-name="P33">Grammalecte ou autre correcteur grammatical, relation avec son concepteur et étude de <text:s/>participation à son développement,</text:p>
        </text:list-item>
        <text:list-item>
          <text:p text:style-name="P33">évolution de Lightning,</text:p>
        </text:list-item>
        <text:list-item>
          <text:p text:style-name="P33">maintenance du correcteur terminologique,</text:p>
        </text:list-item>
        <text:list-item>
          <text:p text:style-name="P33">mise en place d’une plateforme d’échanges pour <text:change-start text:change-id="ct338317832"/>la <text:change-end text:change-id="ct338317832"/>conversion des documents en formats libres (cf. initiative Europe).</text:p>
        </text:list-item>
      </text:list>
      <text:p text:style-name="P2"/>
      <text:h text:style-name="P64" text:outline-level="4"><text:bookmark text:name="__RefHeading__4535_9772083"/>MimOG<text:bookmark-end text:name="__RefHeading__4535_9772083"/></text:h>
      <text:p text:style-name="P15">Domaine :</text:p>
      <text:list xml:id="list29445343" text:style-name="L23">
        <text:list-item>
          <text:p text:style-name="P53">ensemble des logiciels utiles à la gestion et au support du parc bureautique</text:p>
        </text:list-item>
      </text:list>
      <text:p text:style-name="P15"/>
      <text:p text:style-name="P15">Missions spécifiques :</text:p>
      <text:list xml:id="list30256269" text:continue-numbering="true" text:style-name="L23">
        <text:list-item>
          <text:p text:style-name="P34">produire des paquets d’installation, des documentations, des valises pédagogiques pour OCS et GLPI...</text:p>
        </text:list-item>
      </text:list>
      <text:p text:style-name="P2"/>
      <text:p text:style-name="P2">Une liste de sujets à étudier sur 2012 a été mise en avant :</text:p>
      <text:list xml:id="list29436406" text:style-name="L24">
        <text:list-item>
          <text:p text:style-name="P35">gestion fine des versions (et distributions) OCS et GLPI et de leurs extensions pour définition d’un cadre de convergence,</text:p>
        </text:list-item>
        <text:list-item>
          <text:p text:style-name="P35">FusionInvetory vs OCS (choix à faire et lutte à modérer...),</text:p>
        </text:list-item>
        <text:list-item>
          <text:p text:style-name="P35">souche VNC à retenir,</text:p>
        </text:list-item>
        <text:list-item>
          <text:p text:style-name="P35">outils de génération des paquets de télédistribution.</text:p>
        </text:list-item>
      </text:list>
      <text:p text:style-name="P2"/>
      <text:h text:style-name="P64" text:outline-level="4"><text:bookmark text:name="__RefHeading__4537_9772083"/>MimBD<text:bookmark-end text:name="__RefHeading__4537_9772083"/></text:h>
      <text:p text:style-name="P15">Domaine :</text:p>
      <text:list xml:id="list29428991" text:style-name="L25">
        <text:list-item>
          <text:p text:style-name="P54">ensemble des logiciels de base de données</text:p>
        </text:list-item>
      </text:list>
      <text:p text:style-name="P15"/>
      <text:p text:style-name="P15"><text:soft-page-break/>Missions spécifiques :</text:p>
      <text:list xml:id="list30268312" text:continue-numbering="true" text:style-name="L25">
        <text:list-item>
          <text:p text:style-name="P36">favoriser la migration des bases propriétaires vers des bases libres, et en particulier PostgreSQL.</text:p>
        </text:list-item>
      </text:list>
      <text:p text:style-name="P2"/>
      <text:p text:style-name="P2">Une liste de sujets à étudier sur 2012 a été mise en avant :</text:p>
      <text:list xml:id="list29447798" text:style-name="L26">
        <text:list-item>
          <text:p text:style-name="P37">collecte de retours d’expérience en termes de migration,</text:p>
        </text:list-item>
        <text:list-item>
          <text:p text:style-name="P37">croisement des politiques concernant les bases de données libres et propriétaires,</text:p>
        </text:list-item>
        <text:list-item>
          <text:p text:style-name="P37">préconisations d’usage,</text:p>
        </text:list-item>
        <text:list-item>
          <text:p text:style-name="P37">préconisations de migration,</text:p>
        </text:list-item>
        <text:list-item>
          <text:p text:style-name="P37">l’avenir de MySQL: MariaDB, SkySQL...</text:p>
        </text:list-item>
        <text:list-item>
          <text:p text:style-name="P37">les souches NoSQL.</text:p>
        </text:list-item>
      </text:list>
      <text:p text:style-name="P2"/>
      <text:h text:style-name="P64" text:outline-level="4"><text:bookmark text:name="__RefHeading__4539_9772083"/>MimOS<text:bookmark-end text:name="__RefHeading__4539_9772083"/></text:h>
      <text:p text:style-name="P2"/>
      <text:p text:style-name="P15">Domaine :</text:p>
      <text:list xml:id="list30269299" text:continue-list="list30268312" text:style-name="L25">
        <text:list-item>
          <text:p text:style-name="P54">ensemble des logiciels des couches basses des serveurs, en particulier les systèmes d'exploitation et les outils de virtualisation, ainsi que l'ensemble des outils utiles à l'exploitation des serveurs</text:p>
        </text:list-item>
      </text:list>
      <text:p text:style-name="P15"/>
      <text:p text:style-name="P2">Une liste de sujets à étudier sur 2012 a été mise en avant :</text:p>
      <text:list xml:id="list29441543" text:style-name="L27">
        <text:list-item>
          <text:p text:style-name="P38">cartographie de l’existant système et virtualisation,</text:p>
        </text:list-item>
        <text:list-item>
          <text:p text:style-name="P38">distribution Linux à privilégier.</text:p>
        </text:list-item>
      </text:list>
      <text:p text:style-name="P2"/>
      <text:h text:style-name="P63" text:outline-level="3"><text:bookmark text:name="__RefHeading__4541_9772083"/>Moyens des groupes<text:bookmark-end text:name="__RefHeading__4541_9772083"/></text:h>
      <text:p text:style-name="P2"/>
      <text:p text:style-name="P2">Pour l'ensemble de leurs missions, les moyens sont limités au strict nécessaire dans une logique mutualisée :</text:p>
      <text:list xml:id="list30242415" text:continue-list="list29448119" text:style-name="L17">
        <text:list-item>
          <text:p text:style-name="P44">réunions physiques trimestrielles dans une salle d'un ministère</text:p>
        </text:list-item>
      </text:list>
      <text:list xml:id="list29436001" text:style-name="L28">
        <text:list-item>
          <text:p text:style-name="P50"><text:span text:style-name="T3">l</text:span>iste de diffusions thématique, opérée par le MCC</text:p>
        </text:list-item>
        <text:list-item>
          <text:p text:style-name="P39">site collaboratif au sein du site DISIC ou du MEDDTL, opéré par le MEDDTL</text:p>
        </text:list-item>
        <text:list-item>
          <text:p text:style-name="P39">site de distribution de paquets, opérés par un des membres du groupe</text:p>
        </text:list-item>
      </text:list>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ullet_20_Symbols" style:display-name="Bullet Symbols" style:family="text">
      <style:text-properties style:font-name="OpenSymbol" style:font-name-asian="OpenSymbol" style:font-name-complex="OpenSymbol"/>
    </style:style>
    <style:style style:name="Police_20_par_20_défaut" style:display-name="Police par défaut" style:family="text"/>
    <style:style style:name="apple-style-span" style:family="text" style:parent-style-name="Police_20_par_20_défaut"/>
    <style:style style:name="WW8Num2z0" style:family="text">
      <style:text-properties style:font-name="Times New Roman" style:font-name-asian="Times New Roman" style:font-name-complex="Times New Roman"/>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text:style-name="Numbering_20_Symbols" style:num-prefix=" "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style:num-format="a">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2" text:consecutive-numbering="true">
      <text:list-level-style-bullet text:level="1" text:style-name="WW8Num2z0" text:bullet-char="-">
        <style:list-level-properties text:list-level-position-and-space-mode="label-alignment">
          <style:list-level-label-alignment text:label-followed-by="listtab" text:list-tab-stop-position="1.27cm" fo:text-indent="-0.635cm" fo:margin-left="1.27cm"/>
        </style:list-level-properties>
        <style:text-properties style:font-name="Times New Roman"/>
      </text:list-level-style-bullet>
      <text:list-level-style-bullet text:level="2" text:style-name="WW8Num2z1" text:bullet-char="o">
        <style:list-level-properties text:list-level-position-and-space-mode="label-alignment">
          <style:list-level-label-alignment text:label-followed-by="listtab" text:list-tab-stop-position="2.54cm" fo:text-indent="-0.635cm" fo:margin-left="2.54cm"/>
        </style:list-level-properties>
        <style:text-properties fo:font-family="'Courier New'" style:font-family-generic="modern" style:font-pitch="fixed"/>
      </text:list-level-style-bullet>
      <text:list-level-style-bullet text:level="3" text:style-name="WW8Num2z2"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3"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text:bullet-char="o">
        <style:list-level-properties text:list-level-position-and-space-mode="label-alignment">
          <style:list-level-label-alignment text:label-followed-by="listtab" text:list-tab-stop-position="6.35cm" fo:text-indent="-0.635cm" fo:margin-left="6.35cm"/>
        </style:list-level-properties>
        <style:text-properties fo:font-family="'Courier New'" style:font-family-generic="modern" style:font-pitch="fixed"/>
      </text:list-level-style-bullet>
      <text:list-level-style-bullet text:level="6" text:style-name="WW8Num2z2"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3"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text:bullet-char="o">
        <style:list-level-properties text:list-level-position-and-space-mode="label-alignment">
          <style:list-level-label-alignment text:label-followed-by="listtab" text:list-tab-stop-position="10.16cm" fo:text-indent="-0.635cm" fo:margin-left="10.16cm"/>
        </style:list-level-properties>
        <style:text-properties fo:font-family="'Courier New'" style:font-family-generic="modern" style:font-pitch="fixed"/>
      </text:list-level-style-bullet>
      <text:list-level-style-bullet text:level="9" text:style-name="WW8Num2z2"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fo:font-size="10pt" style:font-size-asian="10pt" style:font-size-complex="10pt"/>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Stratégie logiciel libre interministérielle-avril 2012 <text:tab/><text:tab/><text:page-number text:select-page="current">20</text:page-number>/<text:page-count>20</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4-02T20:48:32.33</meta:creation-date>
    <dc:date>2012-04-30T10:12:13.52</dc:date>
    <meta:editing-duration>PT20H53M52S</meta:editing-duration>
    <meta:editing-cycles>144</meta:editing-cycles>
    <meta:generator>LibreOffice/3.4$Win32 LibreOffice_project/340m1$Build-302</meta:generator>
    <meta:print-date>2012-04-11T13:22:47.82</meta:print-date>
    <meta:document-statistic meta:table-count="0" meta:image-count="0" meta:object-count="0" meta:page-count="20" meta:paragraph-count="387" meta:word-count="9275" meta:character-count="59702" meta:non-whitespace-character-count="50827"/>
  </office:meta>
</office:document-meta>
</file>